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FF00000132ED80D5FD1969FCC6.png" manifest:media-type="image/png"/>
  <manifest:file-entry manifest:full-path="Pictures/10000000000002CC000002EE25D988330EDAEA0C.png" manifest:media-type="image/png"/>
  <manifest:file-entry manifest:full-path="Pictures/10000000000001DF0000016E282818BEB165F23E.png" manifest:media-type="image/png"/>
  <manifest:file-entry manifest:full-path="Pictures/1000000000000219000001221F91F8631AE9CD9A.png" manifest:media-type="image/png"/>
  <manifest:file-entry manifest:full-path="Pictures/1000000000000118000001A737A94926975D1F5E.png" manifest:media-type="image/png"/>
  <manifest:file-entry manifest:full-path="Pictures/10000000000003FC0000014EC4997E79BC76822A.png" manifest:media-type="image/png"/>
  <manifest:file-entry manifest:full-path="Pictures/100000000000019600000148CBA3DC777FFC4F88.png" manifest:media-type="image/png"/>
  <manifest:file-entry manifest:full-path="Pictures/10000000000003EF000001106567B2098B0C5327.png" manifest:media-type="image/png"/>
  <manifest:file-entry manifest:full-path="Pictures/10000000000002C50000018D401AA0E31257F0C9.png" manifest:media-type="image/png"/>
  <manifest:file-entry manifest:full-path="Pictures/10000000000000FD00000143F9B5AAFA7BE5C21B.png" manifest:media-type="image/png"/>
  <manifest:file-entry manifest:full-path="Pictures/10000000000001170000017ED2DB453BD9287B40.png" manifest:media-type="image/png"/>
  <manifest:file-entry manifest:full-path="Pictures/10000000000001F4000000B4DCD8C67A1ABF6BB7.png" manifest:media-type="image/png"/>
  <manifest:file-entry manifest:full-path="Pictures/10000000000000AD000000E6887A10E312585C7F.png" manifest:media-type="image/png"/>
  <manifest:file-entry manifest:full-path="Pictures/10000000000001830000001651FB00A6FB9E2590.png" manifest:media-type="image/png"/>
  <manifest:file-entry manifest:full-path="Pictures/100000000000018C000000F0E79166AF93187492.png" manifest:media-type="image/png"/>
  <manifest:file-entry manifest:full-path="Pictures/1000000000000226000000B932A8174A20466723.png" manifest:media-type="image/png"/>
  <manifest:file-entry manifest:full-path="Pictures/100000000000028300000019799F0A84ABABD36C.png" manifest:media-type="image/png"/>
  <manifest:file-entry manifest:full-path="Pictures/10000000000002D3000000EB250E8E4CB8776C7A.png" manifest:media-type="image/png"/>
  <manifest:file-entry manifest:full-path="Pictures/100000000000038300000063B2091CA9FA002626.png" manifest:media-type="image/png"/>
  <manifest:file-entry manifest:full-path="Pictures/1000000000000404000001F74CBBCC1240415A55.png" manifest:media-type="image/png"/>
  <manifest:file-entry manifest:full-path="Pictures/100000000000039B0000021893C475AEA4A3E492.png" manifest:media-type="image/png"/>
  <manifest:file-entry manifest:full-path="Pictures/100000000000014A00000083CDE95E9CECD70CDA.png" manifest:media-type="image/png"/>
  <manifest:file-entry manifest:full-path="Pictures/10000000000001A80000001C58A6D3CA69A7AFB2.png" manifest:media-type="image/png"/>
  <manifest:file-entry manifest:full-path="Pictures/100000000000012D0000006AF8D45BF0E598B19C.png" manifest:media-type="image/png"/>
  <manifest:file-entry manifest:full-path="Pictures/10000000000003630000017F8B24C6225997617C.png" manifest:media-type="image/png"/>
  <manifest:file-entry manifest:full-path="Pictures/10000000000002F00000012A491F5B524AD28538.png" manifest:media-type="image/png"/>
  <manifest:file-entry manifest:full-path="Pictures/10000000000002D7000001AFA81E97D74FB39BEA.png" manifest:media-type="image/png"/>
  <manifest:file-entry manifest:full-path="Pictures/10000000000004F000000041A255C1583CD7A382.png" manifest:media-type="image/png"/>
  <manifest:file-entry manifest:full-path="Pictures/10000000000002DA000001A908CC4D9E76C28A87.png" manifest:media-type="image/png"/>
  <manifest:file-entry manifest:full-path="Pictures/1000000000000142000000847755D4F46D1E0CAB.png" manifest:media-type="image/png"/>
  <manifest:file-entry manifest:full-path="Pictures/100000000000022A0000010CC7F93F99389BCEE7.png" manifest:media-type="image/png"/>
  <manifest:file-entry manifest:full-path="Pictures/10000000000001150000016B1E9D17CDF88357D5.png" manifest:media-type="image/png"/>
  <manifest:file-entry manifest:full-path="Pictures/10000000000001610000001341321C8A44193B64.png" manifest:media-type="image/png"/>
  <manifest:file-entry manifest:full-path="Pictures/100000000000023D0000014C024A2CD3B1D79602.png" manifest:media-type="image/png"/>
  <manifest:file-entry manifest:full-path="Pictures/100000000000011900000169FD71609698763211.png" manifest:media-type="image/png"/>
  <manifest:file-entry manifest:full-path="Pictures/10000000000003C9000001F85EFE83A52172310F.png" manifest:media-type="image/png"/>
  <manifest:file-entry manifest:full-path="Pictures/100000000000029F000000FF51E496CA839ED864.png" manifest:media-type="image/png"/>
  <manifest:file-entry manifest:full-path="Pictures/10000000000000C70000006148BDD80CBB0F45DA.png" manifest:media-type="image/png"/>
  <manifest:file-entry manifest:full-path="Pictures/100000000000027700000281D6D3638F5930DBF4.png" manifest:media-type="image/png"/>
  <manifest:file-entry manifest:full-path="Pictures/100000000000029B00000170CAA83169A3C79498.png" manifest:media-type="image/png"/>
  <manifest:file-entry manifest:full-path="Pictures/1000000000000194000000C2D7CBD82EA628109C.png" manifest:media-type="image/png"/>
  <manifest:file-entry manifest:full-path="Pictures/10000000000000EB00000074D456E4144A4CBC4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a23c" officeooo:paragraph-rsid="0018a23c" style:font-size-asian="10pt" style:font-size-complex="10pt"/>
    </style:style>
    <style:style style:name="P2" style:family="paragraph" style:parent-style-name="Standard">
      <style:text-properties fo:font-size="10pt" officeooo:rsid="0018a23c" officeooo:paragraph-rsid="009ef958" style:font-size-asian="10pt" style:font-size-complex="10pt"/>
    </style:style>
    <style:style style:name="P3" style:family="paragraph" style:parent-style-name="Standard">
      <style:text-properties fo:font-size="10pt" officeooo:rsid="0018edbf" officeooo:paragraph-rsid="0018edbf" style:font-size-asian="10pt" style:font-size-complex="10pt"/>
    </style:style>
    <style:style style:name="P4" style:family="paragraph" style:parent-style-name="Standard">
      <style:text-properties fo:font-size="10pt" officeooo:rsid="0018edbf" officeooo:paragraph-rsid="009ef958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Britannic Bold" fo:font-size="14pt" fo:font-weight="bold" officeooo:rsid="0018a23c" officeooo:paragraph-rsid="0018a2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 Narrow" fo:font-size="10pt" fo:font-weight="normal" officeooo:rsid="0018a23c" officeooo:paragraph-rsid="0018a23c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0pt" fo:font-weight="normal" officeooo:rsid="001b50db" officeooo:paragraph-rsid="001b50db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d25e9" officeooo:paragraph-rsid="001d25e9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f520e" officeooo:paragraph-rsid="001f520e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0pt" fo:font-weight="normal" officeooo:rsid="00288e70" officeooo:paragraph-rsid="00288e70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0pt" fo:font-style="italic" fo:font-weight="normal" officeooo:rsid="00288e70" officeooo:paragraph-rsid="00288e70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officeooo:rsid="00288e70" officeooo:paragraph-rsid="00288e70" fo:background-color="#eeeeee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49f5d8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9f5d8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28dc3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7b7043" officeooo:paragraph-rsid="007b7043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8140cb" officeooo:paragraph-rsid="008140cb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52423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79b36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93c3d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5c89d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5a2f03" officeooo:paragraph-rsid="0062de8d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0.483cm"/>
        </style:tab-stops>
      </style:paragraph-properties>
      <style:text-properties fo:color="#3465a4" style:font-name="Arial Narrow" fo:font-size="10pt" fo:font-style="normal" fo:font-weight="normal" officeooo:rsid="0058de8e" officeooo:paragraph-rsid="0058de8e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696a5" officeooo:paragraph-rsid="006696a5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8c162" officeooo:paragraph-rsid="0068c162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af215" officeooo:paragraph-rsid="006af215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fe952" officeooo:paragraph-rsid="006fe952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80962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98064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022e4" officeooo:paragraph-rsid="005022e4" style:font-size-asian="8.75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a5280f" officeooo:paragraph-rsid="00a5280f" style:font-size-asian="8.75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fo:font-weight="normal" officeooo:rsid="00528dc3" officeooo:paragraph-rsid="0057acd1" fo:background-color="#ffffff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Horizontal_20_Line">
      <style:paragraph-properties fo:margin-top="0cm" fo:margin-bottom="0.3cm" loext:contextual-spacing="false"/>
      <style:text-properties style:font-name="Britannic Bold" fo:font-size="11pt" fo:font-weight="bold" style:font-size-asian="11pt" style:font-weight-asian="bold" style:font-size-complex="11pt" style:font-weight-complex="bold"/>
    </style:style>
    <style:style style:name="P50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5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18a23c" officeooo:paragraph-rsid="009ef958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288e70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56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normal" officeooo:rsid="006af215" officeooo:paragraph-rsid="006af215" fo:background-color="#eeeeee" style:font-size-asian="8.75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none" fo:font-weight="normal" officeooo:rsid="00288e70" officeooo:paragraph-rsid="0049f5d8" fo:background-color="#ffffff" style:font-size-asian="8.75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a1829a" fo:background-color="#eeeeee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e2e51f" fo:background-color="#eeeeee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solid" style:text-underline-width="auto" style:text-underline-color="font-color" fo:font-weight="normal" officeooo:rsid="0018a23c" officeooo:paragraph-rsid="00a72237" fo:background-color="#eeeeee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a1829a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e2e51f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5f201e" officeooo:paragraph-rsid="015f29e8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893dc3" officeooo:paragraph-rsid="018b1896" fo:background-color="#eeeeee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a1829a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df479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13f9ecb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1e028" officeooo:paragraph-rsid="01157124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dfa88" officeooo:paragraph-rsid="011dfa88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209f5b" officeooo:paragraph-rsid="01209f5b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27cf2f" officeooo:paragraph-rsid="0127cf2f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13cb184" fo:background-color="#eeeeee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c6cee1" officeooo:paragraph-rsid="00c6cee1" style:font-size-asian="8.75pt" style:font-style-asian="normal" style:font-weight-asian="bold" style:font-size-complex="10pt" style:font-style-complex="normal" style:font-weight-complex="bold"/>
    </style:style>
    <style:style style:name="P7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32bf0f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7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7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35780" officeooo:paragraph-rsid="00935780" style:font-size-asian="8.75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6c043" officeooo:paragraph-rsid="0096c043" style:font-size-asian="8.75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96b7a" officeooo:paragraph-rsid="00a96b7a" style:font-size-asian="8.75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aaa8fa" style:font-size-asian="8.75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b0806d" style:font-size-asian="8.75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31ffc" officeooo:paragraph-rsid="00b31ffc" style:font-size-asian="8.75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7e0c" officeooo:paragraph-rsid="00b67e0c" style:font-size-asian="8.75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f4c4" officeooo:paragraph-rsid="00b6f4c4" style:font-size-asian="8.75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bf93" officeooo:paragraph-rsid="00b8bf93" style:font-size-asian="8.75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2d6fb" officeooo:paragraph-rsid="00c2d6fb" style:font-size-asian="8.75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db447b" style:font-size-asian="8.75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e6c875" style:font-size-asian="8.75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ce6f1" officeooo:paragraph-rsid="00dce6f1" style:font-size-asian="8.75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f3e90" officeooo:paragraph-rsid="00df3e90" style:font-size-asian="8.75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88f824" style:font-size-asian="8.75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955170" style:font-size-asian="8.75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1ad1f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9pt" fo:font-style="normal" style:text-underline-style="solid" style:text-underline-width="auto" style:text-underline-color="font-color" fo:font-weight="bold" officeooo:rsid="0032bf0f" officeooo:paragraph-rsid="009ef958" style:font-size-asian="9pt" style:font-style-asian="normal" style:font-weight-asian="bold" style:font-size-complex="9pt" style:font-style-complex="normal" style:font-weight-complex="bold"/>
    </style:style>
    <style:style style:name="P10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f54e5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23ca6" officeooo:paragraph-rsid="00f23ca6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4dfe7" officeooo:paragraph-rsid="00f4dfe7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4f04f" officeooo:paragraph-rsid="0104f04f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c16a1" officeooo:paragraph-rsid="010c16a1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0e3860a" officeooo:paragraph-rsid="00e3860a" style:font-size-asian="10pt" style:font-style-asian="normal" style:font-weight-asian="bold" style:font-size-complex="10pt" style:font-style-complex="normal" style:font-weight-complex="bold"/>
    </style:style>
    <style:style style:name="P10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2a30bb" officeooo:paragraph-rsid="012a30bb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2bd854" officeooo:paragraph-rsid="012bd854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00463c" officeooo:paragraph-rsid="0104f04f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16b4c0" officeooo:paragraph-rsid="01157124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4763e6" officeooo:paragraph-rsid="014d7aa1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4f3d0a" officeooo:paragraph-rsid="01509daf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499558" officeooo:paragraph-rsid="015cc6e8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120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color="#000000" style:font-name="Britannic Bold" fo:font-size="12pt" fo:font-style="normal" style:text-underline-style="none" fo:font-weight="normal" officeooo:rsid="00a1829a" officeooo:paragraph-rsid="00a30e07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Liberation Serif" fo:font-size="9pt" fo:font-style="normal" style:text-underline-style="none" fo:font-weight="normal" officeooo:rsid="0032bf0f" officeooo:paragraph-rsid="009ef958" style:font-size-asian="9pt" style:font-style-asian="normal" style:font-weight-asian="normal" style:font-size-complex="9pt" style:font-style-complex="normal" style:font-weight-complex="normal"/>
    </style:style>
    <style:style style:name="P12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32bf0f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12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bold" officeooo:rsid="0032bf0f" officeooo:paragraph-rsid="008798b4" style:font-size-asian="8.75pt" style:font-style-asian="normal" style:font-weight-asian="bold" style:font-size-complex="10pt" style:font-style-complex="normal" style:font-weight-complex="bold"/>
    </style:style>
    <style:style style:name="P12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1" fo:font-size="10pt" fo:font-style="normal" style:text-underline-style="none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font-size="14pt" officeooo:rsid="0018a23c" officeooo:paragraph-rsid="00a30e07" style:font-size-asian="14pt" style:font-size-complex="14pt"/>
    </style:style>
    <style:style style:name="P12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ce181e" style:font-name="Arial Narrow" fo:font-size="10pt" fo:font-style="normal" style:text-underline-style="none" fo:font-weight="normal" officeooo:rsid="00904d2e" officeooo:paragraph-rsid="00904d2e" style:font-size-asian="8.75pt" style:font-style-asian="normal" style:font-weight-asian="normal" style:font-size-complex="10pt" style:font-style-complex="normal" style:font-weight-complex="normal"/>
    </style:style>
    <style:style style:name="P12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ff972f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13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4f3d0a" style:font-weight-asian="normal" style:font-weight-complex="normal"/>
    </style:style>
    <style:style style:name="P13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09daf" style:font-weight-asian="normal" style:font-weight-complex="normal"/>
    </style:style>
    <style:style style:name="P13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cc6e8" style:font-weight-asian="normal" style:font-weight-complex="normal"/>
    </style:style>
    <style:style style:name="P13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e23e0" officeooo:paragraph-rsid="015e23e0" style:font-weight-asian="normal" style:font-weight-complex="normal"/>
    </style:style>
    <style:style style:name="P13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f201e" officeooo:paragraph-rsid="015f29e8" style:font-weight-asian="normal" style:font-weight-complex="normal"/>
    </style:style>
    <style:style style:name="P13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fo:font-weight="normal" officeooo:rsid="01839516" officeooo:paragraph-rsid="01839516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fo:font-weight="bold" officeooo:rsid="0018a23c" officeooo:paragraph-rsid="017907ed" style:font-size-asian="10pt" style:font-style-asian="normal" style:font-weight-asian="bold" style:font-size-complex="10pt" style:font-style-complex="normal" style:font-weight-complex="bold"/>
    </style:style>
    <style:style style:name="P13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32bf0f" officeooo:paragraph-rsid="017907ed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32bf0f" officeooo:paragraph-rsid="017907ed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999999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solid" style:text-underline-width="auto" style:text-underline-color="font-color" fo:font-weight="bold" officeooo:rsid="0111e028" officeooo:paragraph-rsid="011b37dd" style:font-size-asian="10pt" style:font-style-asian="normal" style:font-weight-asian="bold" style:font-size-complex="10pt" style:font-style-complex="normal" style:font-weight-complex="bold"/>
    </style:style>
    <style:style style:name="P145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41ecb2" officeooo:paragraph-rsid="0143c100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375be" officeooo:paragraph-rsid="015375be" style:font-weight-asian="normal" style:font-weight-complex="normal"/>
    </style:style>
    <style:style style:name="P147" style:family="paragraph" style:parent-style-name="Standard" style:master-page-name="">
      <loext:graphic-properties draw:fill="none"/>
      <style:paragraph-properties fo:margin-top="0cm" fo:margin-bottom="0.199cm" loext:contextual-spacing="false" fo:text-align="justify" style:justify-single-word="false" style:page-number="auto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148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375be" style:font-weight-asian="normal" style:font-weight-complex="normal"/>
    </style:style>
    <style:style style:name="P149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3a7fc" officeooo:paragraph-rsid="0153a7fc" style:font-weight-asian="normal" style:font-weight-complex="normal"/>
    </style:style>
    <style:style style:name="P15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afb287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cf82c1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5f201e" officeooo:paragraph-rsid="01afb287" style:font-size-asian="10pt" style:font-style-asian="normal" style:font-weight-asian="bold" style:font-size-complex="10pt" style:font-style-complex="normal" style:font-weight-complex="bold"/>
    </style:style>
    <style:style style:name="P15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5f201e" officeooo:paragraph-rsid="01cf82c1" style:font-size-asian="10pt" style:font-style-asian="normal" style:font-weight-asian="bold" style:font-size-complex="10pt" style:font-style-complex="normal" style:font-weight-complex="bold"/>
    </style:style>
    <style:style style:name="P15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893dc3" officeooo:paragraph-rsid="01cf82c1" style:font-size-asian="10pt" style:font-style-asian="normal" style:font-weight-asian="bold" style:font-size-complex="10pt" style:font-style-complex="normal" style:font-weight-complex="bold"/>
    </style:style>
    <style:style style:name="P15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893dc3" officeooo:paragraph-rsid="01afb287" fo:background-color="#eeeeee" style:font-size-asian="10pt" style:font-style-asian="normal" style:font-weight-asian="bold" style:font-size-complex="10pt" style:font-style-complex="normal" style:font-weight-complex="bold"/>
    </style:style>
    <style:style style:name="P15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9ae375" officeooo:paragraph-rsid="019ae375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9d6cf4" officeooo:paragraph-rsid="019d6cf4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5f29e8"/>
    </style:style>
    <style:style style:name="P161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af5b8b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93609e" officeooo:paragraph-rsid="0193609e" style:font-size-asian="10pt" style:font-style-asian="normal" style:font-weight-asian="normal" style:font-size-complex="10pt" style:font-style-complex="normal" style:font-weight-complex="normal"/>
    </style:style>
    <style:style style:name="P163" style:family="paragraph">
      <style:paragraph-properties fo:text-align="center"/>
    </style:style>
    <style:style style:name="P164" style:family="paragraph">
      <loext:graphic-properties draw:opacity="0%"/>
    </style:style>
    <style:style style:name="P165" style:family="paragraph">
      <loext:graphic-properties draw:opacity="0%"/>
      <style:text-properties fo:font-size="12pt"/>
    </style:style>
    <style:style style:name="P166" style:family="paragraph">
      <loext:graphic-properties draw:fill-color="#e6e905"/>
      <style:paragraph-properties fo:text-align="center"/>
    </style:style>
    <style:style style:name="P167" style:family="paragraph">
      <loext:graphic-properties draw:fill="none"/>
      <style:paragraph-properties fo:text-align="center"/>
    </style:style>
    <style:style style:name="P168" style:family="paragraph"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hyphenate="false"/>
    </style:style>
    <style:style style:name="P169" style:family="paragraph">
      <loext:graphic-properties draw:fill="solid" draw:fill-color="#ffffff" draw:opacity="100%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0" style:family="paragraph">
      <loext:graphic-properties draw:fill="solid" draw:fill-color="#eeeeee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1" style:family="paragraph">
      <loext:graphic-properties draw:fill="none"/>
      <style:paragraph-properties fo:text-align="center"/>
      <style:text-properties fo:font-size="12pt"/>
    </style:style>
    <style:style style:name="P172" style:family="paragraph">
      <style:paragraph-properties fo:margin-left="0.101cm" fo:margin-right="0.101cm" fo:text-align="justify" fo:text-indent="0cm"/>
    </style:style>
    <style:style style:name="P173" style:family="paragraph">
      <loext:graphic-properties draw:fill="none" draw:fill-color="#ffffff"/>
      <style:paragraph-properties fo:margin-left="0.101cm" fo:margin-right="0.101cm" fo:text-align="justify" fo:text-indent="0cm"/>
      <style:text-properties style:font-name="Arial Narrow1" fo:font-size="10pt" style:font-size-asian="10pt" style:font-size-complex="10pt"/>
    </style:style>
    <style:style style:name="P17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76" style:family="paragraph">
      <loext:graphic-properties draw:fill-color="#81d41a"/>
      <style:paragraph-properties fo:text-align="center"/>
    </style:style>
    <style:style style:name="P177" style:family="paragraph">
      <loext:graphic-properties draw:fill-color="#81d41a"/>
      <style:paragraph-properties fo:text-align="center"/>
      <style:text-properties fo:font-size="12pt"/>
    </style:style>
    <style:style style:name="P178" style:family="paragraph">
      <loext:graphic-properties draw:fill="solid" draw:fill-color="#81d41a" draw:opacity="100%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79" style:family="paragraph"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</style:style>
    <style:style style:name="P180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  <style:text-properties style:font-name="Arial Narrow1" fo:font-size="10pt" style:font-size-asian="10pt" style:font-name-complex="Arial Narrow1" style:font-size-complex="10pt"/>
    </style:style>
    <style:style style:name="P181" style:family="paragraph">
      <style:paragraph-properties fo:text-align="center"/>
      <style:text-properties fo:font-size="12pt"/>
    </style:style>
    <style:style style:name="P182" style:family="paragraph">
      <style:paragraph-properties fo:margin-left="0.101cm" fo:margin-right="0.101cm" fo:margin-top="0cm" fo:margin-bottom="0.101cm" fo:text-align="justify" fo:text-indent="0cm">
        <style:tab-stops>
          <style:tab-stop style:position="0.16cm"/>
        </style:tab-stops>
      </style:paragraph-properties>
    </style:style>
    <style:style style:name="P183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16cm"/>
        </style:tab-stops>
      </style:paragraph-properties>
      <style:text-properties fo:color="#3465a4" style:font-name="Arial Narrow1" fo:font-size="10pt" style:font-size-asian="10pt" style:font-name-complex="Arial Narrow1" style:font-size-complex="10pt"/>
    </style:style>
    <style:style style:name="P184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  <style:text-properties fo:color="#3465a4" style:font-name="Arial Narrow1" fo:font-size="10pt" style:font-size-asian="10pt" style:font-name-complex="Arial Narrow1" style:font-size-complex="10pt"/>
    </style:style>
    <style:style style:name="P18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#fff200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#fff200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7" style:family="paragraph">
      <loext:graphic-properties draw:fill="bitmap" draw:fill-image-name="Bitmap_20_1" draw:opacity="0%"/>
      <style:text-properties fo:font-size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96824" style:font-size-asian="8pt" style:font-size-complex="8pt"/>
    </style:style>
    <style:style style:name="T3" style:family="text">
      <style:text-properties fo:font-size="8pt" fo:font-weight="normal" officeooo:rsid="00240a8e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9f5d8" style:font-weight-asian="bold" style:font-weight-complex="bold"/>
    </style:style>
    <style:style style:name="T6" style:family="text">
      <style:text-properties fo:font-weight="bold" officeooo:rsid="00570981" style:font-weight-asian="bold" style:font-weight-complex="bold"/>
    </style:style>
    <style:style style:name="T7" style:family="text">
      <style:text-properties fo:font-weight="bold" officeooo:rsid="005ae8dd" style:font-weight-asian="bold" style:font-weight-complex="bold"/>
    </style:style>
    <style:style style:name="T8" style:family="text">
      <style:text-properties fo:font-weight="bold" officeooo:rsid="00288e70" style:font-weight-asian="bold" style:font-weight-complex="bold"/>
    </style:style>
    <style:style style:name="T9" style:family="text">
      <style:text-properties fo:font-weight="bold" officeooo:rsid="0048fa39" style:font-weight-asian="bold" style:font-weight-complex="bold"/>
    </style:style>
    <style:style style:name="T10" style:family="text">
      <style:text-properties fo:font-weight="bold" officeooo:rsid="002be80b" style:font-weight-asian="bold" style:font-weight-complex="bold"/>
    </style:style>
    <style:style style:name="T11" style:family="text">
      <style:text-properties fo:font-weight="bold" officeooo:rsid="0070fefa" style:font-weight-asian="bold" style:font-weight-complex="bold"/>
    </style:style>
    <style:style style:name="T12" style:family="text">
      <style:text-properties fo:font-weight="bold" officeooo:rsid="007ca9d6" style:font-weight-asian="bold" style:font-weight-complex="bold"/>
    </style:style>
    <style:style style:name="T13" style:family="text">
      <style:text-properties fo:font-weight="bold" officeooo:rsid="008f54f4" style:font-weight-asian="bold" style:font-weight-complex="bold"/>
    </style:style>
    <style:style style:name="T14" style:family="text">
      <style:text-properties fo:font-weight="bold" officeooo:rsid="008f825e" style:font-weight-asian="bold" style:font-weight-complex="bold"/>
    </style:style>
    <style:style style:name="T15" style:family="text">
      <style:text-properties fo:font-weight="bold" officeooo:rsid="019db8ef" style:font-weight-asian="bold" style:font-weight-complex="bold"/>
    </style:style>
    <style:style style:name="T16" style:family="text">
      <style:text-properties fo:font-weight="bold" fo:background-color="#dddddd" loext:char-shading-value="0" style:font-weight-asian="bold" style:font-weight-complex="bold"/>
    </style:style>
    <style:style style:name="T17" style:family="text">
      <style:text-properties fo:font-weight="bold" officeooo:rsid="0070fefa" fo:background-color="#dddddd" loext:char-shading-value="0" style:font-weight-asian="bold" style:font-weight-complex="bold"/>
    </style:style>
    <style:style style:name="T18" style:family="text">
      <style:text-properties fo:font-weight="bold" officeooo:rsid="008f54f4" fo:background-color="#dddddd" loext:char-shading-value="0" style:font-weight-asian="bold" style:font-weight-complex="bold"/>
    </style:style>
    <style:style style:name="T19" style:family="text">
      <style:text-properties style:font-name="Courier New" fo:background-color="#eeeeee" loext:char-shading-value="0"/>
    </style:style>
    <style:style style:name="T20" style:family="text">
      <style:text-properties officeooo:rsid="002073f0"/>
    </style:style>
    <style:style style:name="T21" style:family="text">
      <style:text-properties officeooo:rsid="00240a8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40a8e" style:font-weight-asian="normal" style:font-weight-complex="normal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5ae8d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e0aee8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194b12f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197f8ca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19db8ef" style:font-style-asian="italic" style:font-weight-asian="bold" style:font-style-complex="italic" style:font-weight-complex="bold"/>
    </style:style>
    <style:style style:name="T30" style:family="text">
      <style:text-properties fo:font-style="italic" officeooo:rsid="0049f5d8" fo:background-color="#dddddd" loext:char-shading-value="0" style:font-style-asian="italic" style:font-style-complex="italic"/>
    </style:style>
    <style:style style:name="T31" style:family="text">
      <style:text-properties fo:font-style="italic" officeooo:rsid="004e3606" fo:background-color="#dddddd" loext:char-shading-value="0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2bf0f" style:font-style-asian="italic" style:font-style-complex="italic"/>
    </style:style>
    <style:style style:name="T34" style:family="text">
      <style:text-properties fo:font-style="italic" officeooo:rsid="0089ff75" style:font-style-asian="italic" style:font-style-complex="italic"/>
    </style:style>
    <style:style style:name="T35" style:family="text">
      <style:text-properties fo:font-style="italic" officeooo:rsid="008f54f4" style:font-style-asian="italic" style:font-style-complex="italic"/>
    </style:style>
    <style:style style:name="T36" style:family="text">
      <style:text-properties fo:font-style="italic" officeooo:rsid="008f825e" style:font-style-asian="italic" style:font-style-complex="italic"/>
    </style:style>
    <style:style style:name="T37" style:family="text">
      <style:text-properties fo:font-style="italic" officeooo:rsid="00b9e0e9" style:font-style-asian="italic" style:font-style-complex="italic"/>
    </style:style>
    <style:style style:name="T3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officeooo:rsid="0100463c" style:font-style-asian="italic" style:font-style-complex="italic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officeooo:rsid="002be80b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fo:color="#3465a4"/>
    </style:style>
    <style:style style:name="T46" style:family="text">
      <style:text-properties fo:color="#3465a4" officeooo:rsid="0032bf0f"/>
    </style:style>
    <style:style style:name="T47" style:family="text">
      <style:text-properties fo:color="#3465a4" fo:font-weight="bold" style:font-weight-asian="bold" style:font-weight-complex="bold"/>
    </style:style>
    <style:style style:name="T48" style:family="text">
      <style:text-properties fo:color="#3465a4" fo:font-weight="bold" officeooo:rsid="0032bf0f" style:font-weight-asian="bold" style:font-weight-complex="bold"/>
    </style:style>
    <style:style style:name="T49" style:family="text">
      <style:text-properties fo:color="#3465a4" fo:font-weight="bold" officeooo:rsid="003aa746" style:font-weight-asian="bold" style:font-weight-complex="bold"/>
    </style:style>
    <style:style style:name="T50" style:family="text">
      <style:text-properties fo:color="#3465a4" fo:font-weight="bold" officeooo:rsid="01186e8b" style:font-weight-asian="bold" style:font-weight-complex="bold"/>
    </style:style>
    <style:style style:name="T51" style:family="text">
      <style:text-properties fo:color="#3465a4" fo:font-weight="bold" officeooo:rsid="01c6927f" style:font-weight-asian="bold" style:font-weight-complex="bold"/>
    </style:style>
    <style:style style:name="T52" style:family="text">
      <style:text-properties fo:color="#3465a4" fo:font-weight="bold" officeooo:rsid="01c85713" style:font-weight-asian="bold" style:font-weight-complex="bold"/>
    </style:style>
    <style:style style:name="T53" style:family="text">
      <style:text-properties fo:color="#3465a4" fo:font-weight="bold" officeooo:rsid="01c0cf1e" fo:background-color="#acb20c" loext:char-shading-value="0" style:font-weight-asian="bold" style:font-weight-complex="bold"/>
    </style:style>
    <style:style style:name="T54" style:family="text">
      <style:text-properties fo:color="#3465a4" officeooo:rsid="00339798"/>
    </style:style>
    <style:style style:name="T55" style:family="text">
      <style:text-properties fo:color="#3465a4" style:text-underline-style="solid" style:text-underline-width="auto" style:text-underline-color="font-color" fo:font-weight="bold" officeooo:rsid="0032bf0f" style:font-weight-asian="bold" style:font-weight-complex="bold"/>
    </style:style>
    <style:style style:name="T56" style:family="text">
      <style:text-properties fo:color="#3465a4" style:text-underline-style="solid" style:text-underline-width="auto" style:text-underline-color="font-color" fo:font-weight="bold" officeooo:rsid="008c07ff" style:font-weight-asian="bold" style:font-weight-complex="bold"/>
    </style:style>
    <style:style style:name="T57" style:family="text">
      <style:text-properties fo:color="#3465a4" style:text-underline-style="solid" style:text-underline-width="auto" style:text-underline-color="font-color" fo:font-weight="bold" officeooo:rsid="009b6bcc" style:font-weight-asian="bold" style:font-weight-complex="bold"/>
    </style:style>
    <style:style style:name="T58" style:family="text">
      <style:text-properties fo:color="#3465a4" style:text-underline-style="solid" style:text-underline-width="auto" style:text-underline-color="font-color" fo:font-weight="bold" officeooo:rsid="015c8d5c" style:font-weight-asian="bold" style:font-weight-complex="bold"/>
    </style:style>
    <style:style style:name="T59" style:family="text">
      <style:text-properties fo:color="#3465a4" officeooo:rsid="00352423"/>
    </style:style>
    <style:style style:name="T60" style:family="text">
      <style:text-properties fo:color="#3465a4" fo:font-style="italic" officeooo:rsid="00352423" style:font-style-asian="italic" style:font-style-complex="italic"/>
    </style:style>
    <style:style style:name="T61" style:family="text">
      <style:text-properties fo:color="#3465a4" fo:font-style="italic" officeooo:rsid="00379b36" style:font-style-asian="italic" style:font-style-complex="italic"/>
    </style:style>
    <style:style style:name="T62" style:family="text">
      <style:text-properties fo:color="#3465a4" fo:font-style="italic" officeooo:rsid="003aa746" style:font-style-asian="italic" style:font-style-complex="italic"/>
    </style:style>
    <style:style style:name="T63" style:family="text">
      <style:text-properties fo:color="#3465a4" fo:font-style="italic" officeooo:rsid="0045c89d" style:font-style-asian="italic" style:font-style-complex="italic"/>
    </style:style>
    <style:style style:name="T64" style:family="text">
      <style:text-properties fo:color="#3465a4" fo:font-style="italic" officeooo:rsid="01c85713" style:font-style-asian="italic" style:font-style-complex="italic"/>
    </style:style>
    <style:style style:name="T65" style:family="text">
      <style:text-properties fo:color="#3465a4" fo:font-style="italic" fo:font-weight="normal" officeooo:rsid="0100463c" style:font-style-asian="italic" style:font-weight-asian="normal" style:font-style-complex="italic" style:font-weight-complex="normal"/>
    </style:style>
    <style:style style:name="T66" style:family="text">
      <style:text-properties fo:color="#3465a4" fo:font-style="italic" fo:font-weight="normal" officeooo:rsid="0104f04f" style:font-style-asian="italic" style:font-weight-asian="normal" style:font-style-complex="italic" style:font-weight-complex="normal"/>
    </style:style>
    <style:style style:name="T67" style:family="text">
      <style:text-properties fo:color="#3465a4" officeooo:rsid="00379b36"/>
    </style:style>
    <style:style style:name="T68" style:family="text">
      <style:text-properties fo:color="#3465a4" officeooo:rsid="00393c3d"/>
    </style:style>
    <style:style style:name="T69" style:family="text">
      <style:text-properties fo:color="#3465a4" officeooo:rsid="003aa746"/>
    </style:style>
    <style:style style:name="T70" style:family="text">
      <style:text-properties fo:color="#3465a4" officeooo:rsid="003ad018"/>
    </style:style>
    <style:style style:name="T71" style:family="text">
      <style:text-properties fo:color="#3465a4" officeooo:rsid="003cc4db"/>
    </style:style>
    <style:style style:name="T72" style:family="text">
      <style:text-properties fo:color="#3465a4" officeooo:rsid="0045c89d"/>
    </style:style>
    <style:style style:name="T73" style:family="text">
      <style:text-properties fo:color="#3465a4" officeooo:rsid="008c07ff"/>
    </style:style>
    <style:style style:name="T74" style:family="text">
      <style:text-properties fo:color="#3465a4" style:text-underline-style="none" fo:font-weight="bold" officeooo:rsid="0032bf0f" style:font-weight-asian="bold" style:font-weight-complex="bold"/>
    </style:style>
    <style:style style:name="T75" style:family="text">
      <style:text-properties fo:color="#3465a4" style:text-underline-style="none" officeooo:rsid="01144ffa"/>
    </style:style>
    <style:style style:name="T76" style:family="text">
      <style:text-properties fo:color="#3465a4" officeooo:rsid="0091ad1f"/>
    </style:style>
    <style:style style:name="T77" style:family="text">
      <style:text-properties fo:color="#3465a4" style:font-name="Arial Narrow1" fo:font-size="10pt" fo:font-style="normal" style:text-underline-style="none" fo:font-weight="normal" officeooo:rsid="014763e6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3465a4" style:font-name="Arial Narrow1" fo:font-size="10pt" fo:font-style="normal" style:text-underline-style="none" fo:font-weight="normal" officeooo:rsid="01b56380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color="#3465a4" style:font-name="Arial Narrow1" fo:font-size="10pt" fo:font-style="normal" style:text-underline-style="none" fo:font-weight="normal" officeooo:rsid="01b95798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3465a4" style:font-name="Arial Narrow1" fo:font-size="10pt" fo:font-style="normal" style:text-underline-style="none" fo:font-weight="normal" officeooo:rsid="01bce584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color="#3465a4" style:font-name="Arial Narrow1" fo:font-size="10pt" fo:font-style="normal" style:text-underline-style="none" fo:font-weight="normal" officeooo:rsid="01b6e11c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color="#3465a4" style:font-name="Arial Narrow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fo:color="#3465a4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84" style:family="text">
      <style:text-properties fo:color="#3465a4" style:font-name="Arial Narrow1" fo:font-size="10pt" fo:font-style="normal" style:text-underline-style="none" fo:font-weight="bold" officeooo:rsid="014f3d0a" style:font-size-asian="10pt" style:font-style-asian="normal" style:font-weight-asian="bold" style:font-size-complex="10pt" style:font-style-complex="normal" style:font-weight-complex="bold"/>
    </style:style>
    <style:style style:name="T85" style:family="text">
      <style:text-properties fo:color="#3465a4" style:font-name="Arial Narrow1" fo:font-size="10pt" fo:font-style="normal" style:text-underline-style="none" fo:font-weight="bold" officeooo:rsid="01bce584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fo:color="#3465a4" style:font-name="Arial Narrow1" fo:font-size="10pt" fo:font-style="normal" style:text-underline-style="none" fo:font-weight="bold" officeooo:rsid="01b6e11c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fo:color="#3465a4" style:font-name="Arial Narrow1" fo:font-size="10pt" fo:font-style="normal" style:text-underline-style="none" fo:font-weight="bold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88" style:family="text">
      <style:text-properties fo:color="#3465a4" style:font-name="Arial Narrow1" fo:font-size="10pt" fo:font-style="normal" style:text-underline-style="none" fo:font-weight="bold" officeooo:rsid="0149955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89" style:family="text">
      <style:text-properties fo:color="#3465a4" style:font-name="Arial Narrow1" fo:font-size="10pt" fo:font-style="normal" style:text-underline-style="none" fo:font-weight="bold" officeooo:rsid="015375be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90" style:family="text">
      <style:text-properties fo:color="#3465a4" style:font-name="Arial Narrow1" fo:font-size="10pt" fo:font-style="normal" style:text-underline-style="none" fo:font-weight="bold" officeooo:rsid="015cc6e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91" style:family="text">
      <style:text-properties fo:color="#3465a4" style:font-name="Arial Narrow1" fo:font-size="10pt" fo:font-style="normal" style:text-underline-style="none" fo:font-weight="bold" officeooo:rsid="01b9579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92" style:family="text">
      <style:text-properties fo:color="#3465a4" style:font-name="Arial Narrow1" fo:font-size="10pt" fo:font-style="normal" style:text-underline-style="none" style:font-size-asian="10pt" style:font-style-asian="normal" style:font-size-complex="10pt" style:font-style-complex="normal"/>
    </style:style>
    <style:style style:name="T93" style:family="text">
      <style:text-properties fo:color="#3465a4" style:font-name="Arial Narrow1" fo:font-size="10pt" fo:font-style="normal" style:text-underline-style="none" officeooo:rsid="01499558" style:font-size-asian="10pt" style:font-style-asian="normal" style:font-size-complex="10pt" style:font-style-complex="normal"/>
    </style:style>
    <style:style style:name="T94" style:family="text">
      <style:text-properties fo:color="#3465a4" style:font-name="Arial Narrow1" fo:font-size="10pt" fo:font-style="normal" style:text-underline-style="none" officeooo:rsid="014b93e7" style:font-size-asian="10pt" style:font-style-asian="normal" style:font-size-complex="10pt" style:font-style-complex="normal"/>
    </style:style>
    <style:style style:name="T95" style:family="text">
      <style:text-properties fo:color="#3465a4" style:font-name="Arial Narrow1" fo:font-size="10pt" fo:font-style="normal" style:text-underline-style="none" officeooo:rsid="014f3d0a" style:font-size-asian="10pt" style:font-style-asian="normal" style:font-size-complex="10pt" style:font-style-complex="normal"/>
    </style:style>
    <style:style style:name="T96" style:family="text">
      <style:text-properties fo:color="#3465a4" style:font-name="Arial Narrow1" fo:font-size="10pt" fo:font-style="normal" style:text-underline-style="none" officeooo:rsid="01509daf" style:font-size-asian="10pt" style:font-style-asian="normal" style:font-size-complex="10pt" style:font-style-complex="normal"/>
    </style:style>
    <style:style style:name="T97" style:family="text">
      <style:text-properties fo:color="#3465a4" style:font-name="Arial Narrow1" fo:font-size="10pt" fo:font-style="normal" style:text-underline-style="none" officeooo:rsid="015375be" style:font-size-asian="10pt" style:font-style-asian="normal" style:font-size-complex="10pt" style:font-style-complex="normal"/>
    </style:style>
    <style:style style:name="T98" style:family="text">
      <style:text-properties fo:color="#3465a4" style:font-name="Arial Narrow1" fo:font-size="10pt" fo:font-style="normal" style:text-underline-style="none" officeooo:rsid="015cc6e8" style:font-size-asian="10pt" style:font-style-asian="normal" style:font-size-complex="10pt" style:font-style-complex="normal"/>
    </style:style>
    <style:style style:name="T99" style:family="text">
      <style:text-properties fo:color="#3465a4" style:font-name="Arial Narrow1" fo:font-size="10pt" fo:font-style="normal" style:text-underline-style="none" officeooo:rsid="015e23e0" style:font-size-asian="10pt" style:font-style-asian="normal" style:font-size-complex="10pt" style:font-style-complex="normal"/>
    </style:style>
    <style:style style:name="T100" style:family="text">
      <style:text-properties fo:color="#3465a4" style:font-name="Arial Narrow1" fo:font-size="10pt" fo:font-style="normal" style:text-underline-style="none" officeooo:rsid="015f201e" style:font-size-asian="10pt" style:font-style-asian="normal" style:font-size-complex="10pt" style:font-style-complex="normal"/>
    </style:style>
    <style:style style:name="T101" style:family="text">
      <style:text-properties fo:color="#3465a4" style:font-name="Arial Narrow1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02" style:family="text">
      <style:text-properties fo:color="#3465a4" style:font-name="Arial Narrow1" fo:font-size="10pt" fo:font-style="normal" style:text-underline-style="solid" style:text-underline-width="auto" style:text-underline-color="font-color" fo:font-weight="normal" officeooo:rsid="01b6e11c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3465a4" style:font-name="Arial Narrow1" fo:font-size="10pt" fo:font-style="normal" style:text-underline-style="solid" style:text-underline-width="auto" style:text-underline-color="font-color" fo:font-weight="normal" officeooo:rsid="01b79ce1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3465a4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105" style:family="text">
      <style:text-properties fo:color="#3465a4" style:font-name="Arial Narrow1" fo:font-size="10pt" fo:font-style="italic" style:text-underline-style="none" officeooo:rsid="01499558" style:font-size-asian="10pt" style:font-style-asian="italic" style:font-size-complex="10pt" style:font-style-complex="italic"/>
    </style:style>
    <style:style style:name="T106" style:family="text">
      <style:text-properties fo:color="#3465a4" style:font-name="Arial Narrow1" fo:font-size="10pt" fo:font-style="italic" style:text-underline-style="none" officeooo:rsid="014f3d0a" style:font-size-asian="10pt" style:font-style-asian="italic" style:font-size-complex="10pt" style:font-style-complex="italic"/>
    </style:style>
    <style:style style:name="T107" style:family="text">
      <style:text-properties fo:color="#3465a4" officeooo:rsid="01144ffa"/>
    </style:style>
    <style:style style:name="T108" style:family="text">
      <style:text-properties fo:color="#3465a4" officeooo:rsid="01157124" fo:background-color="#eeeeee" loext:char-shading-value="0"/>
    </style:style>
    <style:style style:name="T109" style:family="text">
      <style:text-properties fo:color="#3465a4" officeooo:rsid="01144ffa" fo:background-color="#eeeeee" loext:char-shading-value="0"/>
    </style:style>
    <style:style style:name="T110" style:family="text">
      <style:text-properties fo:color="#3465a4" officeooo:rsid="0116b4c0"/>
    </style:style>
    <style:style style:name="T111" style:family="text">
      <style:text-properties fo:color="#3465a4" officeooo:rsid="01186e8b"/>
    </style:style>
    <style:style style:name="T112" style:family="text">
      <style:text-properties fo:color="#3465a4" officeooo:rsid="011a2e22"/>
    </style:style>
    <style:style style:name="T113" style:family="text">
      <style:text-properties fo:color="#3465a4" officeooo:rsid="011eed9d"/>
    </style:style>
    <style:style style:name="T114" style:family="text">
      <style:text-properties fo:color="#3465a4" officeooo:rsid="0122846f"/>
    </style:style>
    <style:style style:name="T115" style:family="text">
      <style:text-properties fo:color="#3465a4" officeooo:rsid="01268b7a"/>
    </style:style>
    <style:style style:name="T116" style:family="text">
      <style:text-properties fo:color="#3465a4" officeooo:rsid="01475797"/>
    </style:style>
    <style:style style:name="T117" style:family="text">
      <style:text-properties fo:color="#3465a4" officeooo:rsid="014763e6"/>
    </style:style>
    <style:style style:name="T118" style:family="text">
      <style:text-properties fo:color="#3465a4" officeooo:rsid="01a8f13e"/>
    </style:style>
    <style:style style:name="T119" style:family="text">
      <style:text-properties fo:color="#3465a4" officeooo:rsid="01a9ab43"/>
    </style:style>
    <style:style style:name="T120" style:family="text">
      <style:text-properties fo:color="#3465a4" officeooo:rsid="01c0cf1e"/>
    </style:style>
    <style:style style:name="T121" style:family="text">
      <style:text-properties fo:color="#3465a4" officeooo:rsid="01c1d8bd"/>
    </style:style>
    <style:style style:name="T122" style:family="text">
      <style:text-properties fo:color="#3465a4" officeooo:rsid="01c6927f"/>
    </style:style>
    <style:style style:name="T123" style:family="text">
      <style:text-properties fo:color="#3465a4" officeooo:rsid="01c85713"/>
    </style:style>
    <style:style style:name="T124" style:family="text">
      <style:text-properties fo:color="#3465a4" officeooo:rsid="01c92edb"/>
    </style:style>
    <style:style style:name="T125" style:family="text">
      <style:text-properties fo:color="#3465a4" officeooo:rsid="01cf11bb"/>
    </style:style>
    <style:style style:name="T126" style:family="text">
      <style:text-properties officeooo:rsid="0049f5d8"/>
    </style:style>
    <style:style style:name="T127" style:family="text">
      <style:text-properties officeooo:rsid="0049f5d8" fo:background-color="#dddddd" loext:char-shading-value="0"/>
    </style:style>
    <style:style style:name="T128" style:family="text">
      <style:text-properties officeooo:rsid="004ebded"/>
    </style:style>
    <style:style style:name="T129" style:family="text">
      <style:text-properties officeooo:rsid="00519a02"/>
    </style:style>
    <style:style style:name="T130" style:family="text">
      <style:text-properties officeooo:rsid="00570981"/>
    </style:style>
    <style:style style:name="T131" style:family="text">
      <style:text-properties officeooo:rsid="005dff9a"/>
    </style:style>
    <style:style style:name="T132" style:family="text">
      <style:text-properties officeooo:rsid="006788c5"/>
    </style:style>
    <style:style style:name="T133" style:family="text">
      <style:text-properties style:text-position="super 58%"/>
    </style:style>
    <style:style style:name="T134" style:family="text">
      <style:text-properties officeooo:rsid="006a4a7a"/>
    </style:style>
    <style:style style:name="T135" style:family="text">
      <style:text-properties officeooo:rsid="006afc85"/>
    </style:style>
    <style:style style:name="T136" style:family="text">
      <style:text-properties officeooo:rsid="0070fefa"/>
    </style:style>
    <style:style style:name="T137" style:family="text">
      <style:text-properties officeooo:rsid="00758bce"/>
    </style:style>
    <style:style style:name="T138" style:family="text">
      <style:text-properties officeooo:rsid="00798064"/>
    </style:style>
    <style:style style:name="T139" style:family="text">
      <style:text-properties officeooo:rsid="007b7043"/>
    </style:style>
    <style:style style:name="T140" style:family="text">
      <style:text-properties officeooo:rsid="007ca9d6"/>
    </style:style>
    <style:style style:name="T141" style:family="text">
      <style:text-properties officeooo:rsid="0032bf0f"/>
    </style:style>
    <style:style style:name="T142" style:family="text">
      <style:text-properties style:text-underline-style="none"/>
    </style:style>
    <style:style style:name="T143" style:family="text">
      <style:text-properties style:text-underline-style="none" officeooo:rsid="0032bf0f"/>
    </style:style>
    <style:style style:name="T144" style:family="text">
      <style:text-properties style:text-underline-style="none" officeooo:rsid="00a1829a"/>
    </style:style>
    <style:style style:name="T145" style:family="text">
      <style:text-properties style:text-underline-style="none" officeooo:rsid="00a6b36d"/>
    </style:style>
    <style:style style:name="T146" style:family="text">
      <style:text-properties style:text-underline-style="none" officeooo:rsid="00a72237"/>
    </style:style>
    <style:style style:name="T147" style:family="text">
      <style:text-properties style:text-underline-style="none" officeooo:rsid="00a89293"/>
    </style:style>
    <style:style style:name="T148" style:family="text">
      <style:text-properties style:text-underline-style="none" fo:font-weight="normal" style:font-weight-asian="normal" style:font-weight-complex="normal"/>
    </style:style>
    <style:style style:name="T149" style:family="text">
      <style:text-properties style:text-underline-style="none" fo:font-weight="normal" officeooo:rsid="0032bf0f" style:font-weight-asian="normal" style:font-weight-complex="normal"/>
    </style:style>
    <style:style style:name="T150" style:family="text">
      <style:text-properties style:text-underline-style="none" officeooo:rsid="00e2e51f"/>
    </style:style>
    <style:style style:name="T151" style:family="text">
      <style:text-properties style:text-underline-style="none" officeooo:rsid="00e81e63"/>
    </style:style>
    <style:style style:name="T152" style:family="text">
      <style:text-properties style:text-underline-style="none" fo:font-weight="bold" officeooo:rsid="00e81e63" fo:background-color="#dddddd" loext:char-shading-value="0" style:font-weight-asian="bold" style:font-weight-complex="bold"/>
    </style:style>
    <style:style style:name="T153" style:family="text">
      <style:text-properties style:text-underline-style="none" fo:font-weight="bold" style:font-weight-asian="bold" style:font-weight-complex="bold"/>
    </style:style>
    <style:style style:name="T154" style:family="text">
      <style:text-properties style:text-underline-style="none" fo:font-weight="bold" officeooo:rsid="01092cde" style:font-weight-asian="bold" style:font-weight-complex="bold"/>
    </style:style>
    <style:style style:name="T155" style:family="text">
      <style:text-properties style:text-underline-style="none" officeooo:rsid="00eb7e49"/>
    </style:style>
    <style:style style:name="T156" style:family="text">
      <style:text-properties style:text-underline-style="none" officeooo:rsid="00ecfd1c"/>
    </style:style>
    <style:style style:name="T157" style:family="text">
      <style:text-properties style:text-underline-style="none" officeooo:rsid="00f300d9"/>
    </style:style>
    <style:style style:name="T158" style:family="text">
      <style:text-properties style:text-underline-style="none" officeooo:rsid="00f519b0"/>
    </style:style>
    <style:style style:name="T159" style:family="text">
      <style:text-properties style:text-underline-style="none" officeooo:rsid="00f6ee41"/>
    </style:style>
    <style:style style:name="T160" style:family="text">
      <style:text-properties style:text-underline-style="none" officeooo:rsid="00f6ee41" fo:background-color="#000000" loext:char-shading-value="0"/>
    </style:style>
    <style:style style:name="T161" style:family="text">
      <style:text-properties style:text-underline-style="none" officeooo:rsid="0100463c"/>
    </style:style>
    <style:style style:name="T162" style:family="text">
      <style:text-properties style:text-underline-style="none" officeooo:rsid="010242df"/>
    </style:style>
    <style:style style:name="T163" style:family="text">
      <style:text-properties style:text-underline-style="none" officeooo:rsid="010531bd"/>
    </style:style>
    <style:style style:name="T164" style:family="text">
      <style:text-properties style:text-underline-style="none" officeooo:rsid="01092cde"/>
    </style:style>
    <style:style style:name="T165" style:family="text">
      <style:text-properties style:text-underline-style="none" officeooo:rsid="010d3dd9"/>
    </style:style>
    <style:style style:name="T166" style:family="text">
      <style:text-properties style:text-underline-style="none" officeooo:rsid="010d471b"/>
    </style:style>
    <style:style style:name="T167" style:family="text">
      <style:text-properties officeooo:rsid="008f54f4"/>
    </style:style>
    <style:style style:name="T168" style:family="text">
      <style:text-properties officeooo:rsid="008f825e"/>
    </style:style>
    <style:style style:name="T169" style:family="text">
      <style:text-properties fo:color="#ce181e" fo:font-weight="bold" officeooo:rsid="0091ad1f" style:font-weight-asian="bold" style:font-weight-complex="bold"/>
    </style:style>
    <style:style style:name="T170" style:family="text">
      <style:text-properties officeooo:rsid="0096c043"/>
    </style:style>
    <style:style style:name="T171" style:family="text">
      <style:text-properties fo:color="#b2b2b2" fo:text-shadow="none"/>
    </style:style>
    <style:style style:name="T172" style:family="text">
      <style:text-properties fo:color="#b2b2b2" fo:text-shadow="none" officeooo:rsid="0032bf0f"/>
    </style:style>
    <style:style style:name="T173" style:family="text">
      <style:text-properties fo:color="#b2b2b2" officeooo:rsid="01186e8b"/>
    </style:style>
    <style:style style:name="T174" style:family="text">
      <style:text-properties fo:color="#b2b2b2" fo:font-style="italic" style:font-style-asian="italic" style:font-style-complex="italic"/>
    </style:style>
    <style:style style:name="T175" style:family="text">
      <style:text-properties fo:color="#b2b2b2" style:font-name="Arial Narrow1" fo:font-size="10pt" fo:font-style="normal" style:text-underline-style="none" fo:font-weight="normal" officeooo:rsid="015f201e" style:font-size-asian="10pt" style:font-style-asian="normal" style:font-weight-asian="normal" style:font-size-complex="10pt" style:font-style-complex="normal" style:font-weight-complex="normal"/>
    </style:style>
    <style:style style:name="T176" style:family="text">
      <style:text-properties fo:color="#000000" style:text-underline-style="none" officeooo:rsid="0032bf0f"/>
    </style:style>
    <style:style style:name="T177" style:family="text">
      <style:text-properties fo:color="#000000" style:font-name="Liberation Serif" fo:font-size="9pt" style:text-underline-style="none" officeooo:rsid="0032bf0f" style:font-size-asian="9pt" style:font-size-complex="9pt"/>
    </style:style>
    <style:style style:name="T178" style:family="text">
      <style:text-properties fo:color="#000000" style:font-name="Liberation Serif" fo:font-size="9pt" style:text-underline-style="none" officeooo:rsid="00a0449d" style:font-size-asian="9pt" style:font-size-complex="9pt"/>
    </style:style>
    <style:style style:name="T179" style:family="text">
      <style:text-properties fo:color="#000000" style:font-name="Britannic Bold" fo:font-style="normal" style:text-underline-style="none" fo:font-weight="normal" officeooo:rsid="0032bf0f" style:font-style-asian="normal" style:font-weight-asian="normal" style:font-style-complex="normal" style:font-weight-complex="normal"/>
    </style:style>
    <style:style style:name="T180" style:family="text">
      <style:text-properties fo:color="#000000" style:font-name="Britannic Bold" fo:font-size="12pt" fo:font-style="normal" style:text-underline-style="none" fo:font-weight="normal" officeooo:rsid="00a1829a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officeooo:rsid="00a9e960"/>
    </style:style>
    <style:style style:name="T182" style:family="text">
      <style:text-properties officeooo:rsid="00aaa8fa"/>
    </style:style>
    <style:style style:name="T183" style:family="text">
      <style:text-properties officeooo:rsid="00b9e0e9"/>
    </style:style>
    <style:style style:name="T184" style:family="text">
      <style:text-properties officeooo:rsid="00c16147"/>
    </style:style>
    <style:style style:name="T185" style:family="text">
      <style:text-properties fo:color="#999999" style:text-underline-style="none" fo:font-weight="normal" style:font-weight-asian="normal" style:font-weight-complex="normal"/>
    </style:style>
    <style:style style:name="T186" style:family="text">
      <style:text-properties officeooo:rsid="00c92023"/>
    </style:style>
    <style:style style:name="T187" style:family="text">
      <style:text-properties fo:color="#a1467e"/>
    </style:style>
    <style:style style:name="T188" style:family="text">
      <style:text-properties fo:color="#ff972f"/>
    </style:style>
    <style:style style:name="T189" style:family="text">
      <style:text-properties fo:color="#ff972f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190" style:family="text">
      <style:text-properties fo:color="#ff972f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191" style:family="text">
      <style:text-properties fo:color="#ff972f" style:font-name="Arial Narrow1" fo:font-size="10pt" fo:font-style="italic" style:text-underline-style="none" officeooo:rsid="014f3d0a" style:font-size-asian="10pt" style:font-style-asian="italic" style:font-size-complex="10pt" style:font-style-complex="italic"/>
    </style:style>
    <style:style style:name="T192" style:family="text">
      <style:text-properties officeooo:rsid="00dde050"/>
    </style:style>
    <style:style style:name="T193" style:family="text">
      <style:text-properties officeooo:rsid="00dff1c2"/>
    </style:style>
    <style:style style:name="T194" style:family="text">
      <style:text-properties fo:color="#b4c7dc" style:text-underline-style="none" officeooo:rsid="00fa7283"/>
    </style:style>
    <style:style style:name="T195" style:family="text">
      <style:text-properties fo:color="#b4c7dc" fo:font-style="italic" style:text-underline-style="solid" style:text-underline-width="auto" style:text-underline-color="font-color" officeooo:rsid="00a1829a" style:font-style-asian="italic" style:font-style-complex="italic"/>
    </style:style>
    <style:style style:name="T196" style:family="text">
      <style:text-properties fo:color="#b4c7dc" fo:font-style="italic" style:text-underline-style="solid" style:text-underline-width="auto" style:text-underline-color="font-color" officeooo:rsid="00fa7283" style:font-style-asian="italic" style:font-style-complex="italic"/>
    </style:style>
    <style:style style:name="T197" style:family="text">
      <style:text-properties fo:color="#b4c7dc" style:font-name="Arial Narrow1" fo:font-size="10pt" fo:font-style="normal" style:text-underline-style="none" fo:font-weight="normal" officeooo:rsid="015f201e" style:font-size-asian="10pt" style:font-style-asian="normal" style:font-weight-asian="normal" style:font-size-complex="10pt" style:font-style-complex="normal" style:font-weight-complex="normal"/>
    </style:style>
    <style:style style:name="T198" style:family="text">
      <style:text-properties fo:color="#b4c7dc" style:font-name="Arial Narrow1" fo:font-size="10pt" fo:font-style="normal" style:text-underline-style="none" fo:font-weight="normal" officeooo:rsid="01b15a7b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color="#b4c7dc" style:font-name="Arial Narrow1" fo:font-size="10pt" fo:font-style="normal" style:text-underline-style="solid" style:text-underline-width="auto" style:text-underline-color="font-color" fo:font-weight="normal" officeooo:rsid="01b3f4ab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color="#b4c7dc" style:font-name="Arial Narrow1" fo:font-size="10pt" fo:font-style="normal" style:text-underline-style="solid" style:text-underline-width="auto" style:text-underline-color="font-color" fo:font-weight="normal" officeooo:rsid="01b56380" style:font-size-asian="10pt" style:font-style-asian="normal" style:font-weight-asian="normal" style:font-size-complex="10pt" style:font-style-complex="normal" style:font-weight-complex="normal"/>
    </style:style>
    <style:style style:name="T201" style:family="text">
      <style:text-properties officeooo:rsid="00e3860a"/>
    </style:style>
    <style:style style:name="T202" style:family="text">
      <style:text-properties officeooo:rsid="00fd859a"/>
    </style:style>
    <style:style style:name="T203" style:family="text">
      <style:text-properties officeooo:rsid="01002481"/>
    </style:style>
    <style:style style:name="T204" style:family="text">
      <style:text-properties fo:color="#ffffff" style:text-underline-style="none" fo:font-weight="bold" officeooo:rsid="00f6ee41" fo:background-color="#000000" loext:char-shading-value="0" style:font-weight-asian="bold" style:font-weight-complex="bold"/>
    </style:style>
    <style:style style:name="T205" style:family="text">
      <style:text-properties fo:color="#ffffff" fo:font-weight="bold" officeooo:rsid="01c0cf1e" fo:background-color="#acb20c" loext:char-shading-value="0" style:font-weight-asian="bold" style:font-weight-complex="bold"/>
    </style:style>
    <style:style style:name="T206" style:family="text">
      <style:text-properties fo:color="#355269" style:text-underline-style="none" officeooo:rsid="00f6ee41"/>
    </style:style>
    <style:style style:name="T207" style:family="text">
      <style:text-properties fo:color="#355269" style:text-underline-style="none" fo:font-weight="bold" officeooo:rsid="00f6ee41" style:font-weight-asian="bold" style:font-weight-complex="bold"/>
    </style:style>
    <style:style style:name="T208" style:family="text">
      <style:text-properties fo:color="#355269" fo:font-style="italic" fo:font-weight="bold" officeooo:rsid="0116b4c0" style:font-style-asian="italic" style:font-weight-asian="bold" style:font-style-complex="italic" style:font-weight-complex="bold"/>
    </style:style>
    <style:style style:name="T209" style:family="text">
      <style:text-properties fo:color="#355269" fo:font-style="italic" style:text-underline-style="none" fo:font-weight="bold" style:font-style-asian="italic" style:font-weight-asian="bold" style:font-style-complex="italic" style:font-weight-complex="bold"/>
    </style:style>
    <style:style style:name="T210" style:family="text">
      <style:text-properties officeooo:rsid="014152ca"/>
    </style:style>
    <style:style style:name="T211" style:family="text">
      <style:text-properties fo:color="#81d41a" style:font-name="Arial Narrow1" fo:font-size="10pt" fo:font-style="normal" style:text-underline-style="none" fo:font-weight="normal" officeooo:rsid="014763e6" style:font-size-asian="10pt" style:font-style-asian="normal" style:font-weight-asian="normal" style:font-size-complex="10pt" style:font-style-complex="normal" style:font-weight-complex="normal"/>
    </style:style>
    <style:style style:name="T212" style:family="text">
      <style:text-properties fo:color="#81d41a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213" style:family="text">
      <style:text-properties fo:color="#ff8000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214" style:family="text">
      <style:text-properties officeooo:rsid="0194b12f"/>
    </style:style>
    <style:style style:name="T215" style:family="text">
      <style:text-properties officeooo:rsid="019d6cf4"/>
    </style:style>
    <style:style style:name="T216" style:family="text">
      <style:text-properties officeooo:rsid="019db8ef"/>
    </style:style>
    <style:style style:name="T217" style:family="text">
      <style:text-properties officeooo:rsid="01afb287"/>
    </style:style>
    <style:style style:name="T218" style:family="text">
      <style:text-properties fo:color="#acb20c" style:font-name="Arial Narrow1" fo:font-size="10pt" fo:font-style="normal" fo:text-shadow="none" style:text-underline-style="none" fo:font-weight="bold" officeooo:rsid="01bce584" style:font-size-asian="10pt" style:font-style-asian="normal" style:font-weight-asian="bold" style:font-size-complex="10pt" style:font-style-complex="normal" style:font-weight-complex="bold"/>
    </style:style>
    <style:style style:name="T219" style:family="text">
      <style:text-properties fo:background-color="#eeeeee" loext:char-shading-value="0"/>
    </style:style>
    <style:style style:name="T220" style:family="text">
      <style:text-properties officeooo:rsid="01afb287" fo:background-color="#eeeeee" loext:char-shading-value="0"/>
    </style:style>
    <style:style style:name="T221" style:family="text">
      <style:text-properties officeooo:rsid="01d00520" fo:background-color="#eeeeee" loext:char-shading-value="0"/>
    </style:style>
    <style:style style:name="T222" style:family="text">
      <style:text-properties officeooo:rsid="01d0374f" fo:background-color="#eeeeee" loext:char-shading-value="0"/>
    </style:style>
    <style:style style:name="T223" style:family="text"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4" style:family="text">
      <style:text-properties style:font-name="Arial Narrow1" fo:font-size="10pt" style:font-size-asian="10pt" style:font-size-complex="10pt"/>
    </style:style>
    <style:style style:name="T225" style:family="text">
      <style:text-properties style:font-name="Arial Narrow1" fo:font-size="10pt" fo:font-style="italic" style:font-size-asian="10pt" style:font-style-asian="italic" style:font-size-complex="10pt" style:font-style-complex="italic"/>
    </style:style>
    <style:style style:name="T226" style:family="text">
      <style:text-properties style:font-name="Arial Narrow1" fo:font-size="10pt" fo:font-weight="bold" style:font-size-asian="10pt" style:font-weight-asian="bold" style:font-size-complex="10pt" style:font-weight-complex="bold"/>
    </style:style>
    <style:style style:name="T227" style:family="text">
      <style:text-properties style:font-name="Arial Narrow1" fo:font-size="10pt" fo:font-style="normal" style:font-size-asian="10pt" style:font-style-asian="normal" style:font-size-complex="10pt" style:font-style-complex="normal"/>
    </style:style>
    <style:style style:name="T228" style:family="text">
      <style:text-properties style:font-name="Arial Narrow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9" style:family="text">
      <style:text-properties style:font-name="Arial Narrow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0" style:family="text"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1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2" style:family="text">
      <style:text-properties fo:color="#3465a4" style:font-name="Arial Narrow1" fo:font-size="10pt" style:font-size-asian="10pt" style:font-name-complex="Arial Narrow1" style:font-size-complex="10pt"/>
    </style:style>
    <style:style style:name="T233" style:family="text">
      <style:text-properties fo:color="#ff8000" style:font-name="Arial Narrow1" fo:font-size="10pt" fo:font-style="italic" style:font-size-asian="10pt" style:font-style-asian="italic" style:font-name-complex="Arial Narrow1" style:font-size-complex="10pt" style:font-style-complex="italic"/>
    </style:style>
    <style:style style:name="T234" style:family="text">
      <style:text-properties fo:color="#3465a4" style:font-name="Arial Narrow1" fo:font-size="10pt" fo:font-weight="bold" style:font-size-asian="10pt" style:font-weight-asian="bold" style:font-name-complex="Arial Narrow1" style:font-size-complex="10pt" style:font-weight-complex="bold"/>
    </style:style>
    <style:style style:name="T2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#fff200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fo:padding="0.049cm" fo:border="0.11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11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svg:stroke-color="#ff0000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8cm" svg:stroke-color="#ff0000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723cm" fo:min-width="1.0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554cm" fo:min-width="0.82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637cm" fo:min-width="3.71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5cm" svg:stroke-color="#ff8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196cm" fo:min-width="2.97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196cm" fo:min-width="2.6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5cm" svg:stroke-color="#ff8000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5cm" svg:stroke-color="#e6e905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35cm" svg:stroke-color="#ff8000" draw:marker-start-width="0.406cm" draw:marker-end-width="0.406cm" draw:fill-color="#e6e905" draw:textarea-vertical-align="middle" draw:auto-grow-height="false" fo:min-height="1.348cm" fo:min-width="1.1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draw:auto-grow-height="false" fo:min-height="0.004cm" fo:min-width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367cm" fo:min-width="1.7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388cm" fo:min-width="1.81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53cm" svg:stroke-color="#ff8000" draw:marker-start-width="0.432cm" draw:marker-end-width="0.432cm" draw:fill-color="#e6e905" draw:textarea-vertical-align="middle" draw:auto-grow-height="false" fo:min-height="0.236cm" fo:min-width="1.3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4cm" fo:min-width="4.77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7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9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67cm" fo:min-width="1.02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35cm" svg:stroke-color="#e6e905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13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24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74cm" fo:min-width="0.5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4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2.6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35cm" svg:stroke-color="#f10d0c" draw:marker-start-width="0.406cm" draw:marker-end-width="0.406cm" draw:fill="none" draw:textarea-vertical-align="middle" draw:auto-grow-height="false" fo:min-height="1.326cm" fo:min-width="0.54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ce181e" draw:fill="none" draw:textarea-vertical-align="middle" draw:auto-grow-height="false" fo:min-height="4.057cm" fo:min-width="0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28cm" svg:stroke-color="#ff8000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color="#000000" draw:fill="solid" draw:fill-color="#ffffff" draw:opacity="100%" draw:textarea-vertical-align="middle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.028cm" svg:stroke-color="#ff8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2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svg:stroke-width="0.028cm" svg:stroke-color="#000000" draw:fill="solid" draw:fill-color="#eeeeee" draw:textarea-vertical-align="middle" fo:min-height="0.5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67cm" fo:min-width="1.5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width="0.028cm" svg:stroke-color="#a1467e" draw:fill="none" draw:textarea-vertical-align="middle" draw:auto-grow-height="false" fo:min-height="1.189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width="0.028cm" svg:stroke-color="#ff972f" draw:fill="none" draw:textarea-vertical-align="middle" draw:auto-grow-height="false" fo:min-height="3.874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width="0.028cm" svg:stroke-color="#dddddd" draw:fill="none" draw:fill-color="#ffffff" fo:min-height="3.24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width="0.028cm" svg:stroke-color="#ff8000" draw:opacity="0%" draw:textarea-horizontal-align="justify" draw:textarea-vertical-align="middle" draw:auto-grow-height="false" fo:min-height="4.352cm" fo:min-width="3.94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width="0.028cm" svg:stroke-color="#e6e905" draw:opacity="0%" draw:textarea-horizontal-align="justify" draw:textarea-vertical-align="middle" draw:auto-grow-height="false" fo:min-height="1.171cm" fo:min-width="2.3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svg:stroke-width="0.028cm" svg:stroke-color="#ff8000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svg:stroke-width="0.028cm" svg:stroke-color="#e6e905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svg:stroke-width="0.028cm" svg:stroke-color="#81d41a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svg:stroke-width="0.028cm" svg:stroke-color="#81d41a" draw:opacity="0%" draw:textarea-horizontal-align="justify" draw:textarea-vertical-align="middle" draw:auto-grow-height="false" fo:min-height="1.067cm" fo:min-width="7.4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vg:stroke-width="0.028cm" svg:stroke-color="#81d41a" draw:opacity="0%" draw:textarea-horizontal-align="justify" draw:textarea-vertical-align="middle" draw:auto-grow-height="false" fo:min-height="0.78cm" fo:min-width="1.80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vg:stroke-width="0.028cm" svg:stroke-color="#b2b2b2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svg:stroke-width="0.028cm" svg:stroke-color="#ff860d" draw:marker-start-width="0.395cm" draw:marker-end-width="0.395cm" draw:fill="none" draw:textarea-vertical-align="middle" draw:auto-grow-height="false" fo:min-height="1.247cm" fo:min-width="0.07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none" draw:fill-color="#ffffff" draw:textarea-vertical-align="middle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none" svg:stroke-color="#81d41a" draw:fill-color="#81d41a" draw:textarea-vertical-align="middle" draw:auto-grow-height="false" fo:min-height="1.468cm" fo:min-width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none" svg:stroke-color="#81d41a" draw:fill-color="#81d41a" draw:textarea-vertical-align="middle" draw:auto-grow-height="false" fo:min-height="2.667cm" fo:min-width="0.8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svg:stroke-width="0.028cm" svg:stroke-color="#81d41a" draw:opacity="0%" draw:textarea-horizontal-align="justify" draw:textarea-vertical-align="middle" draw:auto-grow-height="false" fo:min-height="0.362cm" fo:min-width="1.65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svg:stroke-width="0.035cm" svg:stroke-color="#81d41a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svg:stroke-width="0.035cm" svg:stroke-color="#81d41a" draw:marker-start-width="0.406cm" draw:marker-end-width="0.406cm" draw:fill="none" draw:textarea-vertical-align="middle" draw:auto-grow-height="false" fo:min-height="3.069cm" fo:min-width="0.13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fill="none" draw:textarea-vertical-align="middle" draw:auto-grow-height="false" fo:min-height="0.002cm" fo:min-width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svg:stroke-width="0.035cm" svg:stroke-color="#81d41a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74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svg:stroke-width="0.028cm" svg:stroke-color="#81d41a" draw:opacity="0%" draw:textarea-horizontal-align="justify" draw:textarea-vertical-align="middle" draw:auto-grow-height="false" fo:min-height="0.55cm" fo:min-width="2.9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none" svg:stroke-color="#81d41a" draw:fill-color="#81d41a" draw:textarea-vertical-align="middle" draw:auto-grow-height="false" fo:min-height="0.91cm" fo:min-width="0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solid" svg:stroke-width="0.035cm" svg:stroke-color="#81d41a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svg:stroke-width="0.028cm" svg:stroke-color="#81d41a" draw:opacity="0%" draw:textarea-horizontal-align="justify" draw:textarea-vertical-align="middle" draw:auto-grow-height="false" fo:min-height="0.425cm" fo:min-width="2.67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none" svg:stroke-color="#81d41a" draw:fill-color="#81d41a" draw:textarea-vertical-align="middle" draw:auto-grow-height="false" fo:min-height="1.757cm" fo:min-width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stroke="none" svg:stroke-color="#000000" draw:fill="solid" draw:fill-color="#81d41a" draw:opacity="100%" draw:textarea-vertical-align="middle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svg:stroke-width="0.028cm" svg:stroke-color="#e6e905" draw:opacity="0%" draw:textarea-horizontal-align="justify" draw:textarea-vertical-align="middle" draw:auto-grow-height="false" fo:min-height="0.425cm" fo:min-width="4.20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svg:stroke-width="0.028cm" svg:stroke-color="#ff8000" draw:opacity="0%" draw:textarea-horizontal-align="justify" draw:textarea-vertical-align="middle" draw:auto-grow-height="false" fo:min-height="0.236cm" fo:min-width="3.5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svg:stroke-width="0.028cm" svg:stroke-color="#e6e905" draw:marker-start-width="0.395cm" draw:marker-end-width="0.395cm" draw:fill="none" draw:textarea-vertical-align="middle" draw:auto-grow-height="false" fo:min-height="3.436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355cm" fo:min-width="0.2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solid"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solid" svg:stroke-width="0.035cm" svg:stroke-color="#e6e905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svg:stroke-width="0.018cm" svg:stroke-color="#eeeeee" draw:marker-start-width="0.337cm" draw:marker-end-width="0.337cm" draw:opacity="0%" draw:textarea-horizontal-align="justify" draw:textarea-vertical-align="middle" draw:auto-grow-height="false" fo:min-height="3.598cm" fo:min-width="10.18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svg:stroke-width="0.028cm" svg:stroke-color="#ff8000" draw:marker-start-width="0.395cm" draw:marker-end-width="0.395cm" draw:fill="none" draw:textarea-vertical-align="middle" draw:auto-grow-height="false" fo:min-height="4.036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solid" svg:stroke-color="#e6e905" draw:fill="solid" draw:fill-color="#eeeeee" fo:min-height="2.4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solid" svg:stroke-width="0.035cm" svg:stroke-color="#eeeeee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svg:stroke-width="0.106cm" svg:stroke-color="#cccccc" draw:marker-start-width="0.194cm" draw:marker-end-width="0.194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solid" svg:stroke-color="#e6e905" draw:fill="solid" draw:fill-color="#eeeeee" fo:min-height="0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solid" svg:stroke-color="#ff8000" draw:fill="solid" draw:fill-color="#eeeee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solid"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solid"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svg:stroke-width="0.035cm" svg:stroke-color="#e6e905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1" style:family="graphic">
      <style:graphic-properties svg:stroke-width="0.028cm" svg:stroke-color="#e6e905" draw:marker-start-width="0.395cm" draw:marker-end-width="0.395cm" draw:opacity="0%" draw:textarea-horizontal-align="justify" draw:textarea-vertical-align="middle" draw:auto-grow-height="false" fo:min-height="0.379cm" fo:min-width="1.0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2" style:family="graphic">
      <style:graphic-properties svg:stroke-width="0.028cm" svg:stroke-color="#00a933" draw:marker-start-width="0.395cm" draw:marker-end-width="0.395cm" draw:opacity="0%" draw:textarea-horizontal-align="justify" draw:textarea-vertical-align="middle" draw:auto-grow-height="false" fo:min-height="0.379cm" fo:min-width="1.0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3" style:family="graphic">
      <style:graphic-properties svg:stroke-width="0.028cm" svg:stroke-color="#00a933" draw:marker-start-width="0.395cm" draw:marker-end="Symmetric_20_Arrow" draw:marker-end-width="0.395cm" draw:fill="none" draw:textarea-vertical-align="middle" draw:auto-grow-height="false" fo:min-height="3.02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4" style:family="graphic">
      <style:graphic-properties svg:stroke-width="0.035cm" svg:stroke-color="#e6e905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5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0.379cm" fo:min-width="1.0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6" style:family="graphic">
      <style:graphic-properties svg:stroke-width="0.035cm" svg:stroke-color="#81d41a" draw:marker-start="Circl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7" style:family="graphic">
      <style:graphic-properties svg:stroke-width="0.035cm" svg:stroke-color="#e6e905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8" style:family="graphic">
      <style:graphic-properties svg:stroke-width="0.035cm" svg:stroke-color="#e6e905" draw:marker-start="Circl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9" style:family="graphic">
      <style:graphic-properties draw:stroke="none" svg:stroke-color="#000000" draw:fill="none" draw:fill-color="#ffffff" draw:textarea-vertical-align="middle" fo:min-height="0.6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0" style:family="graphic">
      <style:graphic-properties draw:stroke="none" svg:stroke-color="#000000" draw:fill="none" draw:fill-color="#ffffff" draw:textarea-vertical-align="middle" fo:min-height="0.6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1" style:family="graphic">
      <style:graphic-properties svg:stroke-width="0.028cm" svg:stroke-color="#e6e905" draw:marker-start-width="0.395cm" draw:marker-end-width="0.395cm" draw:opacity="0%" draw:textarea-horizontal-align="justify" draw:textarea-vertical-align="middle" draw:auto-grow-height="false" fo:min-height="0.485cm" fo:min-width="1.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2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0.43cm" fo:min-width="1.15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3" style:family="graphic">
      <style:graphic-properties svg:stroke-width="0.028cm" svg:stroke-color="#cccccc" draw:marker-start-width="0.395cm" draw:marker-end-width="0.395cm" draw:opacity="0%" draw:textarea-horizontal-align="justify" draw:textarea-vertical-align="middle" draw:auto-grow-height="false" fo:min-height="1.196cm" fo:min-width="3.78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4" style:family="graphic">
      <style:graphic-properties svg:stroke-width="0.035cm" svg:stroke-color="#81d41a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5" style:family="graphic">
      <style:graphic-properties svg:stroke-width="0.035cm" svg:stroke-color="#cccccc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6" style:family="graphic">
      <style:graphic-properties svg:stroke-width="0.035cm" svg:stroke-color="#cccccc" draw:marker-start-width="0.406cm" draw:marker-end-width="0.406cm" draw:opacity="0%" draw:textarea-horizontal-align="justify" draw:textarea-vertical-align="middle" draw:auto-grow-height="false" fo:min-height="2.309cm" fo:min-width="2.12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7" style:family="graphic">
      <style:graphic-properties svg:stroke-width="0.035cm" svg:stroke-color="#cccccc" draw:marker-start-width="0.406cm" draw:marker-end-width="0.406cm" draw:opacity="0%" draw:textarea-horizontal-align="justify" draw:textarea-vertical-align="middle" draw:auto-grow-height="false" fo:min-height="2.3cm" fo:min-width="2.52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8" style:family="graphic">
      <style:graphic-properties svg:stroke-width="0.028cm" svg:stroke-color="#fff200" draw:marker-start-width="0.395cm" draw:marker-end-width="0.395cm" draw:fill="bitmap" draw:fill-image-name="Bitmap_20_1" draw:opacity="0%" draw:textarea-horizontal-align="justify" draw:textarea-vertical-align="middle" draw:auto-grow-height="false" fo:min-height="0.43cm" fo:min-width="0.866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9" style:family="graphic">
      <style:graphic-properties svg:stroke-width="0.035cm" svg:stroke-color="#cccccc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0" style:family="graphic">
      <style:graphic-properties svg:stroke-width="0.035cm" svg:stroke-color="#acb20c" draw:marker-start-width="0.406cm" draw:marker-end-width="0.406cm" draw:opacity="0%" draw:textarea-horizontal-align="justify" draw:textarea-vertical-align="middle" draw:auto-grow-height="false" fo:min-height="0.99cm" fo:min-width="2.86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1" style:family="graphic">
      <style:graphic-properties svg:stroke-width="0.035cm" svg:stroke-color="#acb20c" draw:marker-start="Circle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2" style:family="graphic">
      <style:graphic-properties svg:stroke-width="0.035cm" svg:stroke-color="#acb20c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ort vierge <text:s text:c="5"/>: <text:a xlink:type="simple" xlink:href="https://github.com/O-clock-Lunar/S02-E02-support-place-de-cinema-MartyRizey" text:style-name="Internet_20_link" text:visited-style-name="Visited_20_Internet_20_Link"><text:span text:style-name="T43">https://github.com/O-clock-Lunar/S02-E02-support-place-de-cinema-MartyRizey</text:span></text:a></text:p>
      <text:p text:style-name="P3">Support <text:span text:style-name="T203">localhost</text:span> : <text:span text:style-name="T1">/var/www/html/Lunar_3-9-18/Revisions/S02E02_support_PlaceCinema/S02-E02-support-place-de-cinema-MartyRizey </text:span></text:p>
      <text:p text:style-name="P3"><text:span text:style-name="T1"><text:tab/></text:span><text:span text:style-name="T2">└&gt; git branch stepbystep</text:span></text:p>
      <text:p text:style-name="P1">Support Video : </text:p>
      <text:p text:style-name="P1"><text:tab/>└&gt; <text:span text:style-name="T43">d:\win_Linux Partage\A_utiliser_dans_Linux\Lunar\Video_Cours\Saison-2-PHP_bases\S02E02-PHP_usineHTML</text:span></text:p>
      <text:p text:style-name="P1"><text:tab/>└&gt; <text:span text:style-name="T43">Fichier : RED -1- Matin après correction.mp4</text:span></text:p>
      <text:p text:style-name="P1"/>
      <text:p text:style-name="P1"/>
      <text:p text:style-name="P5">PLACE DE CINEMA</text:p>
      <text:p text:style-name="P5"/>
      <text:p text:style-name="P6"><draw:frame draw:style-name="fr1" draw:name="Image1" text:anchor-type="paragraph" svg:x="0.171cm" svg:y="0.303cm" svg:width="12.106cm" svg:height="3.963cm" draw:z-index="0"><draw:image xlink:href="Pictures/10000000000003FC0000014EC4997E79BC76822A.png" xlink:type="simple" xlink:show="embed" xlink:actuate="onLoad" loext:mime-type="image/png"/></draw:frame></text:p>
      <text:p text:style-name="P7">Mise en place et clonage du repository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2" text:anchor-type="paragraph" svg:x="5.65cm" svg:y="0.556cm" svg:width="12.816cm" svg:height="3.461cm" draw:z-index="1"><draw:image xlink:href="Pictures/10000000000003EF000001106567B2098B0C5327.png" xlink:type="simple" xlink:show="embed" xlink:actuate="onLoad" loext:mime-type="image/png"/></draw:frame></text:p>
      <text:p text:style-name="P7"><draw:line text:anchor-type="paragraph" draw:z-index="2" draw:name="Forme1" draw:style-name="gr1" draw:text-style-name="P163" svg:x1="1.233cm" svg:y1="0.494cm" svg:x2="2.156cm" svg:y2="0.494cm"><text:p/></draw:line><draw:line text:anchor-type="paragraph" draw:z-index="3" draw:name="Forme1" draw:style-name="gr1" draw:text-style-name="P163" svg:x1="2.156cm" svg:y1="0.494cm" svg:x2="2.14cm" svg:y2="1.431cm"><text:p/></draw:line><draw:line text:anchor-type="paragraph" draw:z-index="4" draw:name="Forme1" draw:style-name="gr2" draw:text-style-name="P163" svg:x1="5.407cm" svg:y1="1.431cm" svg:x2="2.14cm" svg:y2="1.431cm"><text:p/></draw:line>Créer un branche pour coder dessus.</text:p>
      <text:p text:style-name="P7"/>
      <text:p text:style-name="P7"/>
      <text:p text:style-name="P7"/>
      <text:p text:style-name="P8">Créer la branche sur Github, se positionner dessus. Puis faire un <text:span text:style-name="T4">git checkout nom de la branche</text:span> dans Git pour coder.</text:p>
      <text:p text:style-name="P8"/>
      <text:p text:style-name="P9">Ouvrir Vs-code avec la commande <text:span text:style-name="T19">code .</text:span> <text:span text:style-name="T20">d</text:span>ans le dépôt local du projet sur votre machine.</text:p>
      <text:p text:style-name="P9"/>
      <text:p text:style-name="P9"/>
      <text:p text:style-name="P49"><text:span text:style-name="T22">Présentation </text:span><text:span text:style-name="T23">du projet </text:span><text:span text:style-name="T22">:</text:span> <text:tab/><text:tab/><text:tab/><text:tab/><text:tab/><text:tab/><text:tab/><text:tab/><text:tab/><text:tab/> <text:s text:c="7"/><text:span text:style-name="T3">00:04:00</text:span></text:p>
      <text:p text:style-name="P9">V<text:span text:style-name="T21">oici une intégration minimaliste pour un site de cinéma. Le site n’est pas terminé. Il y a des TODO à faire et il manque des pages, ou des liens au niveau du menu vers d’autre page.</text:span></text:p>
      <text:p text:style-name="P9"/>
      <text:p text:style-name="P9"><draw:frame draw:style-name="fr3" draw:name="Image3" text:anchor-type="paragraph" svg:x="0.778cm" svg:y="0.166cm" svg:width="9.043cm" svg:height="5.064cm" draw:z-index="5"><draw:image xlink:href="Pictures/10000000000002C50000018D401AA0E31257F0C9.png" xlink:type="simple" xlink:show="embed" xlink:actuate="onLoad" loext:mime-type="image/png"/></draw:frame><draw:frame draw:style-name="fr4" draw:name="Image4" text:anchor-type="paragraph" svg:x="10.797cm" svg:y="0.108cm" svg:width="7.179cm" svg:height="7.519cm" draw:z-index="7"><draw:image xlink:href="Pictures/10000000000002CC000002EE25D988330EDAEA0C.png" xlink:type="simple" xlink:show="embed" xlink:actuate="onLoad" loext:mime-type="image/png"/></draw:frame><draw:custom-shape text:anchor-type="paragraph" draw:z-index="6" draw:name="Forme2" draw:style-name="gr3" draw:text-style-name="P164" svg:width="1.542cm" svg:height="1.073cm" svg:x="0.84cm" svg:y="1.8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2" draw:style-name="gr4" draw:text-style-name="P165" svg:width="1.211cm" svg:height="0.833cm" svg:x="14.145cm" svg:y="1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pan text:style-name="T44">L’objectif</text:span> étant d’améliorer la réalisation du site. Pour cela nous allons passer par différentes étapes décrites dans le fichier <text:span text:style-name="T24">README.md</text:span></text:p>
      <text:p text:style-name="P12"/>
      <text:p text:style-name="P11">Ouvrir le fichier pour lire les étapes, et nous guider dans la réalisation du site.</text:p>
      <text:p text:style-name="P11"/>
      <text:p text:style-name="P13">## Etape 1 →<text:span text:style-name="T42"> 00:05:00</text:span></text:p>
      <text:p text:style-name="P14">### Objectif</text:p>
      <text:p text:style-name="P51"><text:tab/>Ne pas répéter le code et afficher le tarif pour l'âge du capitaine (43 ans).</text:p>
      <text:p text:style-name="P16"><text:tab/><text:span text:style-name="T46">A partir des renseignements de la page « tarif » sur les prix par rapport à l’age, faire en sorte d’afficher dynamiquement le tarif pour une <text:tab/>personne de 43 ans.</text:span></text:p>
      <text:p text:style-name="P16"/>
      <text:p text:style-name="P51"><draw:frame draw:style-name="fr4" draw:name="Image5" text:anchor-type="paragraph" svg:x="12.891cm" svg:y="0.404cm" svg:width="5.398cm" svg:height="6.477cm" draw:z-index="9"><draw:image xlink:href="Pictures/10000000000000FF00000132ED80D5FD1969FCC6.png" xlink:type="simple" xlink:show="embed" xlink:actuate="onLoad" loext:mime-type="image/png"/></draw:frame><text:soft-page-break/><text:tab/><text:span text:style-name="T55">Organiser les fichiers</text:span></text:p>
      <text:p text:style-name="P16"><draw:line text:anchor-type="paragraph" draw:z-index="11" draw:name="Forme4" draw:style-name="gr6" draw:text-style-name="P163" svg:x1="10.53cm" svg:y1="0.681cm" svg:x2="12.633cm" svg:y2="0.681cm"><text:p/></draw:line><draw:line text:anchor-type="paragraph" draw:z-index="12" draw:name="Forme4" draw:style-name="gr7" draw:text-style-name="P163" svg:x1="12.619cm" svg:y1="0.681cm" svg:x2="12.633cm" svg:y2="1.896cm"><text:p/></draw:line><text:span text:style-name="T48"><text:tab/></text:span><text:span text:style-name="T54">Pour rendre dynamique notre code nous allons coder en PHP, mais par convention et pour <text:tab/>un code plus lisible nous éviterons de coder en PHP dans des fichiers HTML. </text:span></text:p>
      <text:p text:style-name="P32"/>
      <text:p text:style-name="P32"><draw:frame draw:style-name="fr4" draw:name="Image6" text:anchor-type="paragraph" svg:x="0.49cm" svg:y="0.086cm" svg:width="5.355cm" svg:height="6.837cm" draw:z-index="13"><draw:image xlink:href="Pictures/10000000000000FD00000143F9B5AAFA7BE5C21B.png" xlink:type="simple" xlink:show="embed" xlink:actuate="onLoad" loext:mime-type="image/png"/></draw:frame></text:p>
      <text:p text:style-name="P33"/>
      <text:p text:style-name="P33"><draw:custom-shape text:anchor-type="paragraph" draw:z-index="10" draw:name="Forme3" draw:style-name="gr5" draw:text-style-name="P164" svg:width="3.751cm" svg:height="1.673cm" svg:x="12.374cm" svg:y="0.148cm"><text:p/><draw:enhanced-geometry svg:viewBox="0 0 21600 21600" draw:type="rectangle" draw:enhanced-path="M 0 0 L 21600 0 21600 21600 0 21600 0 0 Z N"/></draw:custom-shape></text:p>
      <text:p text:style-name="P33"/>
      <text:p text:style-name="P33"/>
      <text:p text:style-name="P33"><draw:custom-shape text:anchor-type="paragraph" draw:z-index="19" draw:name="Forme6" draw:style-name="gr13" draw:text-style-name="P163" svg:width="0.061cm" svg:height="0.003cm" svg:x="10.229cm" svg:y="0.298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/>
      <text:p text:style-name="P33"><draw:custom-shape text:anchor-type="paragraph" draw:z-index="14" draw:name="Forme3" draw:style-name="gr8" draw:text-style-name="P164" svg:width="3.01cm" svg:height="1.232cm" svg:x="0.612cm" svg:y="0.025cm"><text:p/><draw:enhanced-geometry svg:viewBox="0 0 21600 21600" draw:type="rectangle" draw:enhanced-path="M 0 0 L 21600 0 21600 21600 0 21600 0 0 Z N"/></draw:custom-shape></text:p>
      <text:p text:style-name="P33"><draw:custom-shape text:anchor-type="paragraph" draw:z-index="18" draw:name="Forme5" draw:style-name="gr12" draw:text-style-name="P166" svg:width="1.105cm" svg:height="1.345cm" draw:transform="rotate (0.418180888777841) translate (-0.15875cm 0.478013888888889cm)"><text:p/><draw:enhanced-geometry svg:viewBox="0 0 21600 21600" draw:mirror-horizontal="true" draw:text-areas="0 0 21600 21600" draw:type="circular-arrow" draw:modifiers="-60.9140331091317 115.773169428415 9230.2435943755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><draw:line text:anchor-type="paragraph" draw:z-index="16" draw:name="Forme4" draw:style-name="gr10" draw:text-style-name="P163" svg:x1="3.741cm" svg:y1="0.266cm" svg:x2="5.949cm" svg:y2="0.973cm"><text:p/></draw:line></text:p>
      <text:p text:style-name="P33"/>
      <text:p text:style-name="P17"><draw:custom-shape text:anchor-type="paragraph" draw:z-index="15" draw:name="Forme3" draw:style-name="gr9" draw:text-style-name="P164" svg:width="2.692cm" svg:height="1.232cm" svg:x="0.914cm" svg:y="0.035cm"><text:p/><draw:enhanced-geometry svg:viewBox="0 0 21600 21600" draw:type="rectangle" draw:enhanced-path="M 0 0 L 21600 0 21600 21600 0 21600 0 0 Z N"/></draw:custom-shape><text:span text:style-name="T67">1°/ </text:span><text:span text:style-name="T59">Nous allons </text:span><text:span text:style-name="T60">copier-coller</text:span><text:span text:style-name="T59"> les fichiers du dossier HTML, </text:span><text:span text:style-name="T60">index.thml</text:span><text:span text:style-name="T59"> et </text:span><text:span text:style-name="T60">tarifs.html </text:span><text:span text:style-name="T59">dans le </text:span></text:p>
      <text:p text:style-name="P34"><draw:line text:anchor-type="paragraph" draw:z-index="17" draw:name="Forme4" draw:style-name="gr11" draw:text-style-name="P163" svg:x1="3.831cm" svg:y1="0.201cm" svg:x2="6.039cm" svg:y2="0.908cm"><text:p/></draw:line>dossier PHP.</text:p>
      <text:p text:style-name="P34"/>
      <text:p text:style-name="P18"><text:span text:style-name="T59"><text:tab/></text:span><text:span text:style-name="T67">2°/ Dans le dossier PHP supprimer le fichier </text:span><text:span text:style-name="T61">index.php</text:span><text:span text:style-name="T67">, car il est vide. Renommer les 2</text:span></text:p>
      <text:p text:style-name="P18"><text:span text:style-name="T67"><text:s/><text:tab/>fichiers HTML, en </text:span><text:span text:style-name="T61">index.php</text:span><text:span text:style-name="T67"> et </text:span><text:span text:style-name="T61">tarifs.php</text:span></text:p>
      <text:p text:style-name="P35"/>
      <text:p text:style-name="P35"><draw:frame draw:style-name="fr5" draw:name="Image7" text:anchor-type="paragraph" svg:x="11.188cm" svg:y="0.104cm" svg:width="7.364cm" svg:height="3.978cm" draw:z-index="20"><draw:image xlink:href="Pictures/1000000000000219000001221F91F8631AE9CD9A.png" xlink:type="simple" xlink:show="embed" xlink:actuate="onLoad" loext:mime-type="image/png"/></draw:frame></text:p>
      <text:p text:style-name="P19"><text:span text:style-name="T67"><text:tab/></text:span><text:span text:style-name="T68">Cela nous permet de garder l’intégration des pages pour pouvoir coder en <text:tab/>PHP à l’intérieur. </text:span></text:p>
      <text:p text:style-name="P36"/>
      <text:p text:style-name="P19"><text:span text:style-name="T68"><text:tab/></text:span><text:span text:style-name="T69">A partir de là le fichier qui devra être lancé dans le </text:span><text:span text:style-name="T49">localhost</text:span><text:span text:style-name="T69"> ne sera plus <text:tab/></text:span><text:span text:style-name="T62">index.html</text:span><text:span text:style-name="T69">, mais </text:span><text:span text:style-name="T62">index.php</text:span><text:span text:style-name="T69"> </text:span><text:span text:style-name="T71">qui est dans le dossier PHP et </text:span><text:span text:style-name="T70">qui devient </text:span><text:span text:style-name="T71">le</text:span><text:span text:style-name="T70"> point <text:tab/>d’entrée </text:span><text:span text:style-name="T71">du programme.</text:span></text:p>
      <text:p text:style-name="P16"/>
      <text:p text:style-name="P20"><text:tab/></text:p>
      <text:p text:style-name="P37"/>
      <text:p text:style-name="P37"/>
      <text:p text:style-name="P37"/>
      <text:p text:style-name="P20"><draw:frame draw:style-name="fr4" draw:name="Image8" text:anchor-type="paragraph" svg:x="10.606cm" svg:y="0.023cm" svg:width="8.015cm" svg:height="2.886cm" draw:z-index="21"><draw:image xlink:href="Pictures/10000000000001F4000000B4DCD8C67A1ABF6BB7.png" xlink:type="simple" xlink:show="embed" xlink:actuate="onLoad" loext:mime-type="image/png"/></draw:frame><draw:custom-shape text:anchor-type="paragraph" draw:z-index="23" draw:name="Forme7" draw:style-name="gr14" draw:text-style-name="P164" svg:width="2.587cm" svg:height="1.982cm" svg:x="13.192cm" svg:y="0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8" draw:style-name="gr16" draw:text-style-name="P166" svg:width="2.072cm" svg:height="0.576cm" draw:transform="rotate (-2.8304004479592) translate (11.4017777777778cm 1.71979166666667cm)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text:span text:style-name="T72"><text:tab/>Penser à changer les liens du menu (navbar), dans le fichier </text:span><text:span text:style-name="T63">index.php </text:span><text:span text:style-name="T72"><text:s/>et <text:tab/></text:span><text:span text:style-name="T63">tarifs.php</text:span><text:span text:style-name="T72">, puisque nous avons renommé les fichiers ceux-ci ne fonctionnent <text:tab/>plus. </text:span></text:p>
      <text:p text:style-name="P14"/>
      <text:p text:style-name="P14"><draw:frame draw:style-name="fr4" draw:name="Image9" text:anchor-type="paragraph" svg:x="1.376cm" svg:y="0.071cm" svg:width="8.454cm" svg:height="2.843cm" draw:z-index="22"><draw:image xlink:href="Pictures/1000000000000226000000B932A8174A20466723.png" xlink:type="simple" xlink:show="embed" xlink:actuate="onLoad" loext:mime-type="image/png"/></draw:frame></text:p>
      <text:p text:style-name="P14"><draw:custom-shape text:anchor-type="paragraph" draw:z-index="24" draw:name="Forme7" draw:style-name="gr15" draw:text-style-name="P165" svg:width="2.618cm" svg:height="2.013cm" svg:x="4.89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6"><text:span text:style-name="T48">D</text:span><text:span text:style-name="T47">éroulé du cours <text:s text:c="201"/></text:span><text:span text:style-name="T8">## Etape 1 </text:span><text:span text:style-name="T9">Suite </text:span><text:span text:style-name="T8">→</text:span><text:span text:style-name="T10"> 00:12:53</text:span></text:p>
      <text:p text:style-name="P15">### Comment faire ?</text:p>
      <text:p text:style-name="P21"><text:tab/>- reprendre les conditions écrites dans le challenge</text:p>
      <text:p text:style-name="P57"><text:tab/>- créer une variable `$age` avec la valeur 43</text:p>
      <text:p text:style-name="P26"><text:tab/>On nous demande d’afficher l’âge du capitaine à savoir 43 ans. <text:span text:style-name="T126">Pour se faire nous allons nous placer dans le dossier </text:span><text:span text:style-name="T127"><text:s/></text:span><text:span text:style-name="T30">tarifs.php</text:span><text:span text:style-name="T31"> </text:span><text:span text:style-name="T126"><text:s/>et créer <text:tab/>une </text:span><text:span text:style-name="T5">variable</text:span><text:span text:style-name="T126"> de </text:span><text:span text:style-name="T5">type number</text:span><text:span text:style-name="T126"> qui contiendra la </text:span><text:span text:style-name="T5">valeur 43, </text:span><text:span text:style-name="T128">ainsi que des variables qui contiendront les différents tarifs.</text:span></text:p>
      <text:p text:style-name="P25"><draw:frame draw:style-name="fr4" draw:name="Image10" text:anchor-type="paragraph" svg:x="0.473cm" svg:y="0.321cm" svg:width="11.802cm" svg:height="3.932cm" draw:z-index="26"><draw:image xlink:href="Pictures/10000000000002D3000000EB250E8E4CB8776C7A.png" xlink:type="simple" xlink:show="embed" xlink:actuate="onLoad" loext:mime-type="image/png"/></draw:frame></text:p>
      <text:p text:style-name="P25"/>
      <text:p text:style-name="P46">Pour rappel l’objectif et de déterminer automatiquement le tarif que va payer le Capitaine, <text:span text:style-name="T129">en fonction de ce que l’on connaît de son age et des tarifs.</text:span></text:p>
      <text:p text:style-name="P47">On va donc calculer dynamiquement l’age du capitaine.</text:p>
      <text:p text:style-name="P27"/>
      <text:p text:style-name="P27"/>
      <text:p text:style-name="P27"/>
      <text:p text:style-name="P27"/>
      <text:p text:style-name="P29"><text:soft-page-break/><text:tab/>Pour cela nous allons utiliser une <text:span text:style-name="T4">structure conditionnelle </text:span><text:span text:style-name="T24">if-else</text:span><text:span text:style-name="T25">if</text:span>. </text:p>
      <text:p text:style-name="P48"><text:tab/>→<text:span text:style-name="T131"> </text:span>http://php.net/manual/fr/language.operators.logical.php</text:p>
      <text:p text:style-name="P28"/>
      <text:p text:style-name="P29"><draw:frame draw:style-name="fr6" draw:name="Image11" text:anchor-type="paragraph" svg:x="6.537cm" svg:y="0.041cm" svg:width="11.933cm" svg:height="1.626cm" draw:z-index="27"><draw:image xlink:href="Pictures/100000000000038300000063B2091CA9FA002626.png" xlink:type="simple" xlink:show="embed" xlink:actuate="onLoad" loext:mime-type="image/png"/></draw:frame><text:span text:style-name="T130"><text:tab/>On nous : </text:span><text:span text:style-name="T6">SI</text:span><text:span text:style-name="T130"> la personne à plus de 60 </text:span><text:span text:style-name="T7">OU</text:span><text:span text:style-name="T130"> <text:tab/>moins de 16 se sera tarif Réduit. </text:span><text:span text:style-name="T6">SI </text:span><text:span text:style-name="T130">moins de <text:tab/>14 ans alors se sera le tarif enfant. On va <text:tab/>donc tester cette condition et afficher l’age en <text:tab/>fonction de la véracitée de l’une des <text:tab/>conditions.</text:span></text:p>
      <text:p text:style-name="P25"/>
      <text:p text:style-name="P39"><text:tab/>A partir de ces conditions et de l’age du Capitaine on va déterminer le tarif. </text:p>
      <text:p text:style-name="P25"><draw:frame draw:style-name="fr6" draw:name="Image12" text:anchor-type="paragraph" svg:x="0.018cm" svg:y="0.235cm" svg:width="18.177cm" svg:height="7.449cm" draw:z-index="28"><draw:image xlink:href="Pictures/1000000000000404000001F74CBBCC1240415A55.png" xlink:type="simple" xlink:show="embed" xlink:actuate="onLoad" loext:mime-type="image/png"/></draw:frame><draw:custom-shape text:anchor-type="paragraph" draw:z-index="29" draw:name="Forme3" draw:style-name="gr17" draw:text-style-name="P164" svg:width="4.814cm" svg:height="0.5cm" svg:x="0.018cm" svg:y="0.157cm"><text:p/><draw:enhanced-geometry svg:viewBox="0 0 21600 21600" draw:type="rectangle" draw:enhanced-path="M 0 0 L 21600 0 21600 21600 0 21600 0 0 Z N"/></draw:custom-shape><draw:line text:anchor-type="paragraph" draw:z-index="30" draw:name="Forme4" draw:style-name="gr10" draw:text-style-name="P163" svg:x1="0.748cm" svg:y1="0.894cm" svg:x2="0.748cm" svg:y2="8.135cm"><text:p/></draw:line><draw:custom-shape text:anchor-type="paragraph" draw:z-index="31" draw:name="Forme3" draw:style-name="gr18" draw:text-style-name="P164" svg:width="4.613cm" svg:height="0.488cm" svg:x="2.547cm" svg:y="2.18cm"><text:p/><draw:enhanced-geometry svg:viewBox="0 0 21600 21600" draw:type="rectangle" draw:enhanced-path="M 0 0 L 21600 0 21600 21600 0 21600 0 0 Z N"/></draw:custom-shape><draw:custom-shape text:anchor-type="paragraph" draw:z-index="32" draw:name="Forme3" draw:style-name="gr19" draw:text-style-name="P164" svg:width="4.597cm" svg:height="0.488cm" svg:x="2.503cm" svg:y="5.854cm"><text:p/><draw:enhanced-geometry svg:viewBox="0 0 21600 21600" draw:type="rectangle" draw:enhanced-path="M 0 0 L 21600 0 21600 21600 0 21600 0 0 Z N"/></draw:custom-shape><draw:custom-shape text:anchor-type="paragraph" draw:z-index="33" draw:name="Forme3" draw:style-name="gr20" draw:text-style-name="P164" svg:width="4.629cm" svg:height="0.488cm" svg:x="2.515cm" svg:y="4.191cm"><text:p/><draw:enhanced-geometry svg:viewBox="0 0 21600 21600" draw:type="rectangle" draw:enhanced-path="M 0 0 L 21600 0 21600 21600 0 21600 0 0 Z N"/></draw:custom-shape></text:p>
      <text:p text:style-name="P38"><text:tab/>On va aussi créer une variable qui stockera le montant que paiera le Capitaine. Par défaut on l’initialise à zéro.</text:p>
      <text:p text:style-name="P40"><text:span text:style-name="T4"><text:tab/>$montant</text:span> prendra ensuite la valeur de <text:span text:style-name="T4">$tarifEnfant</text:span> <text:span text:style-name="T132">défini ligne 53 </text:span>si l’age et moins de 14 ou <text:span text:style-name="T4">$tarifReduit</text:span> <text:span text:style-name="T132">défini ligne 52 </text:span>si l’age est + de 60 <text:tab/>ou moins de 16.</text:p>
      <text:p text:style-name="P41"/>
      <text:p text:style-name="P42"><text:span text:style-name="T4"><text:tab/>| | <text:s/></text:span><text:s/><text:span text:style-name="T135">(OR)</text:span> <text:s text:c="2"/>=&gt; signifie que l’une ou l’autre des conditions doit être remplis pour passer.</text:p>
      <text:p text:style-name="P42"><text:span text:style-name="T4"><text:tab/>&amp;&amp;</text:span> <text:span text:style-name="T135">(AND) </text:span>=&gt; signifie que les deux conditions doivent être remplies pour passer.</text:p>
      <text:p text:style-name="P42"/>
      <text:p text:style-name="P41"><text:tab/>Attention l’ordre des conditions à une importance. Si vous placez la condition du <text:span text:style-name="T24">elseif </text:span>en premier, et la 1<text:span text:style-name="T133">er</text:span> condition en deuxième, cette <text:tab/>dernière ne sera jamais lu. <text:span text:style-name="T134">Car si il à moins de 16 ans il a forcement moins de 14, donc on ne rentrera jamais dans la condition.</text:span></text:p>
      <text:p text:style-name="P41"/>
      <text:p text:style-name="P43"><text:tab/>Voilà nous avons <text:span text:style-name="T136">pour le moment définie et conditionnée notre valeur en PHP entre une balise ouvrante </text:span><text:span text:style-name="T11">&lt;?php</text:span><text:span text:style-name="T136"> et une balise fermante </text:span><text:span text:style-name="T11">?&gt;</text:span><text:span text:style-name="T136"> <text:tab/>au milieu du code HTML. Il va maintenant falloir faire en sorte d’afficher cette valeur dans notre page </text:span><text:span text:style-name="T17">tarifs.php</text:span><text:span text:style-name="T136">. </text:span></text:p>
      <text:p text:style-name="P25"/>
      <text:p text:style-name="P23"><draw:frame draw:style-name="fr4" draw:name="Image13" text:anchor-type="paragraph" svg:x="11.1cm" svg:y="0.28cm" svg:width="7.179cm" svg:height="7.519cm" draw:z-index="34"><draw:image xlink:href="Pictures/10000000000002CC000002EE25D988330EDAEA0C.png" xlink:type="simple" xlink:show="embed" xlink:actuate="onLoad" loext:mime-type="image/png"/></draw:frame>### <text:span text:style-name="T137">Suite … </text:span>Comment faire ?</text:p>
      <text:p text:style-name="P24"><draw:line text:anchor-type="paragraph" draw:z-index="36" draw:name="Forme9" draw:style-name="gr22" draw:text-style-name="P163" svg:x1="7.355cm" svg:y1="0.24cm" svg:x2="10.001cm" svg:y2="0.24cm"><text:p/></draw:line><draw:line text:anchor-type="paragraph" draw:z-index="37" draw:name="Forme9" draw:style-name="gr11" draw:text-style-name="P163" svg:x1="10.909cm" svg:y1="5.727cm" svg:x2="10.001cm" svg:y2="0.24cm"><text:p/></draw:line><text:tab/>- afficher l'âge et le tarif dans le code HTML (`todo`)</text:p>
      <text:p text:style-name="P22"><draw:custom-shape text:anchor-type="paragraph" draw:z-index="35" draw:name="Forme7" draw:style-name="gr21" draw:text-style-name="P164" svg:width="1.497cm" svg:height="0.712cm" svg:x="11.031cm" svg:y="5.3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44"><text:tab/>Ligne 78 du fichier <text:span text:style-name="T16">tarifs.php</text:span> entre les balises HTML &lt;p&gt;&lt;/p&gt; nous allons</text:p>
      <text:p text:style-name="P44"><text:tab/>demander en PHP d’afficher le montant dynamiquement obtenu en </text:p>
      <text:p text:style-name="P45"><text:tab/>fonctionnent de la valeur de l’age du capitaine <text:span text:style-name="T138">stockée dans la </text:span></text:p>
      <text:p text:style-name="P45"><text:span text:style-name="T139"><text:tab/>variable </text:span><text:s/><text:span text:style-name="T4">$ageCapitaine</text:span>.</text:p>
      <text:p text:style-name="P30"><draw:frame draw:style-name="fr3" draw:name="Image14" text:anchor-type="paragraph" svg:x="0.021cm" svg:y="0.303cm" svg:width="10.89cm" svg:height="0.423cm" draw:z-index="38"><draw:image xlink:href="Pictures/100000000000028300000019799F0A84ABABD36C.png" xlink:type="simple" xlink:show="embed" xlink:actuate="onLoad" loext:mime-type="image/png"/></draw:frame><draw:custom-shape text:anchor-type="paragraph" draw:z-index="42" draw:name="Forme7" draw:style-name="gr24" draw:text-style-name="P164" svg:width="1.648cm" svg:height="1.013cm" svg:x="6.20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Forme9" draw:style-name="gr23" draw:text-style-name="P163" svg:x1="6.359cm" svg:y1="1.54cm" svg:x2="6.539cm" svg:y2="0.901cm"><text:p/></draw:line></text:p>
      <text:p text:style-name="P30"><draw:custom-shape text:anchor-type="paragraph" draw:z-index="43" draw:name="Forme7" draw:style-name="gr25" draw:text-style-name="P164" svg:width="1.814cm" svg:height="1.013cm" svg:x="5.36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Ou avec l<text:span text:style-name="T140">e </text:span><text:span text:style-name="T12">short tag</text:span>.</text:p>
      <text:p text:style-name="P30"><draw:frame draw:style-name="fr3" draw:name="Image15" text:anchor-type="paragraph" svg:x="0.026cm" svg:y="0.185cm" svg:width="9.71cm" svg:height="0.499cm" draw:z-index="39"><draw:image xlink:href="Pictures/10000000000001A80000001C58A6D3CA69A7AFB2.png" xlink:type="simple" xlink:show="embed" xlink:actuate="onLoad" loext:mime-type="image/png"/></draw:frame></text:p>
      <text:p text:style-name="P30"/>
      <text:p text:style-name="P30"><draw:frame draw:style-name="fr3" draw:name="Image16" text:anchor-type="paragraph" svg:x="-0.002cm" svg:y="0.4cm" svg:width="6.371cm" svg:height="2.244cm" draw:z-index="40"><draw:image xlink:href="Pictures/100000000000012D0000006AF8D45BF0E598B19C.png" xlink:type="simple" xlink:show="embed" xlink:actuate="onLoad" loext:mime-type="image/png"/></draw:frame><draw:line text:anchor-type="paragraph" draw:z-index="41" draw:name="Forme9" draw:style-name="gr23" draw:text-style-name="P163" svg:x1="5.844cm" svg:y1="1.328cm" svg:x2="6.116cm" svg:y2="0.118cm"><text:p/></draw:line></text:p>
      <text:p text:style-name="P30"/>
      <text:p text:style-name="P30"><draw:line text:anchor-type="paragraph" draw:z-index="44" draw:name="Forme9" draw:style-name="gr26" draw:text-style-name="P163" svg:x1="5.843cm" svg:y1="0.517cm" svg:x2="4.861cm" svg:y2="0.88cm"><text:p/></draw:line><draw:custom-shape text:anchor-type="paragraph" draw:z-index="45" draw:name="Forme7" draw:style-name="gr27" draw:text-style-name="P165" svg:width="0.892cm" svg:height="0.722cm" svg:x="3.971cm" svg:y="0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0"/>
      <text:p text:style-name="P30"/>
      <text:p text:style-name="P30"/>
      <text:p text:style-name="P30"/>
      <text:p text:style-name="P30"/>
      <text:p text:style-name="P31"><text:tab/><text:span text:style-name="T4">&lt;?= <text:s/>‘…….’ <text:s/>?&gt; Short Tag</text:span> remplace un &lt;?php echo <text:s/>‘…….’ <text:s text:c="2"/>?&gt; </text:p>
      <text:p text:style-name="P124"><text:soft-page-break/>RESUME</text:p>
      <text:p text:style-name="P123">Cloner le repository du projet de GitHub en local dans un dossier sur votre disque dur.</text:p>
      <text:p text:style-name="P123">Créer une branche sur le repository distant, et se positionner dessus.</text:p>
      <text:p text:style-name="P123">Sur dépôt local faire un _git checkout nomDeLaBranche_ et ouvrir ensuite Visual Studio Code ou Vs-Code.</text:p>
      <text:p text:style-name="P123">Présentation du projet</text:p>
      <text:p text:style-name="P123"><text:tab/>- Objectif et Etape 1 : A partir des renseignements de la page "tarif". Rapport age/prix. Faire en sorte d'afficher dynamiquement le tarif pour <text:tab/>une personne de 43 ans.</text:p>
      <text:p text:style-name="P123">Organiser les dossiers et fichiers :</text:p>
      <text:p text:style-name="P123">Déroulé du cours : page tarifs.php</text:p>
      <text:p text:style-name="P123"><text:tab/>- Création des variables pour stocker les valeurs dont nous aurons besoin.</text:p>
      <text:p text:style-name="P123"><text:tab/>- Création d'une structure conditionnelle pour déterminer en fonction de l'age du capitaine et des conditions, le tarif à payer.</text:p>
      <text:p text:style-name="P122"><text:span text:style-name="T141"><text:tab/>- Afficher ensuite ce tarif dans la page </text:span><text:span text:style-name="T33">tarif.</text:span><text:span text:style-name="T34">php</text:span><text:span text:style-name="T141">.</text:span></text:p>
      <text:p text:style-name="P97"/>
      <text:p text:style-name="P53"><text:span text:style-name="T56">Améliorer, </text:span><text:span text:style-name="T57">optimiser</text:span><text:span text:style-name="T56"> le code</text:span><text:span text:style-name="T73"> <text:s/><text:tab/><text:tab/><text:tab/><text:tab/><text:tab/><text:tab/><text:tab/><text:tab/><text:tab/><text:tab/> <text:s text:c="2"/></text:span><text:span text:style-name="T172">v</text:span><text:span text:style-name="T171">ideo 00:37:55</text:span></text:p>
      <text:p text:style-name="P79"><text:tab/><text:span text:style-name="T167">Dans le fichier </text:span><text:span text:style-name="T18">tarifs.php</text:span><text:span text:style-name="T167"> le </text:span><text:span text:style-name="T13">bloc</text:span><text:span text:style-name="T167"> </text:span><text:span text:style-name="T13">else</text:span><text:span text:style-name="T167"> ligne 70 à 74 peut-être supprimé. En effet si l’une des 2 conditions définies avant ne sont pas <text:tab/>appliquable on rentre alors dans le </text:span><text:span text:style-name="T13">bloc</text:span><text:span text:style-name="T167"> </text:span><text:span text:style-name="T13">else</text:span><text:span text:style-name="T167">, et donc on applique le tarif plein (</text:span><text:span text:style-name="T35">$tarifPlein</text:span><text:span text:style-name="T167">).</text:span></text:p>
      <text:p text:style-name="P79"><text:tab/><text:span text:style-name="T168">Si au lieu de définir la valeur de </text:span><text:span text:style-name="T14">$montant</text:span><text:span text:style-name="T168"> <text:s/>à 0 ligne 55, on appliquait directement le tarif plein(</text:span><text:span text:style-name="T36">$tarifPlein</text:span><text:span text:style-name="T168">), on pourrait se passer du </text:span><text:span text:style-name="T14">bloc <text:tab/>else</text:span><text:span text:style-name="T168"> dans la structure conditionnelle. Ainsi par défaut tous le monde est au tarif le plus fort et en fonction des conditions de l’age, le tarif <text:tab/>peut-être soit un </text:span><text:span text:style-name="T36">$tarifEnfant</text:span><text:span text:style-name="T168"> ou </text:span><text:span text:style-name="T36">$tarifReduit</text:span><text:span text:style-name="T168">.</text:span></text:p>
      <text:p text:style-name="P79"><draw:custom-shape text:anchor-type="paragraph" draw:z-index="49" draw:name="Forme7" draw:style-name="gr28" draw:text-style-name="P164" svg:width="2.117cm" svg:height="0.712cm" svg:x="2.125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9"><draw:frame draw:style-name="fr4" draw:name="Image17" text:anchor-type="paragraph" svg:x="0.552cm" svg:y="0.101cm" svg:width="13.215cm" svg:height="5.838cm" draw:z-index="47"><draw:image xlink:href="Pictures/10000000000003630000017F8B24C6225997617C.png" xlink:type="simple" xlink:show="embed" xlink:actuate="onLoad" loext:mime-type="image/png"/></draw:frame><draw:line text:anchor-type="paragraph" draw:z-index="53" draw:name="Forme12" draw:style-name="gr32" draw:text-style-name="P163" svg:x1="4.468cm" svg:y1="0.259cm" svg:x2="13.993cm" svg:y2="0.704cm"><text:p/></draw:line></text:p>
      <text:p text:style-name="P80"><text:span text:style-name="T170">J’initialise</text:span> directement par défaut le <text:span text:style-name="T4">$tarifPlein</text:span>.</text:p>
      <text:p text:style-name="P79"><draw:line text:anchor-type="paragraph" draw:z-index="54" draw:name="Forme12" draw:style-name="gr32" draw:text-style-name="P163" svg:x1="15.143cm" svg:y1="-0.071cm" svg:x2="10.41cm" svg:y2="3.838cm"><text:p/></draw:line><draw:line text:anchor-type="paragraph" draw:z-index="56" draw:name="Forme14" draw:style-name="gr34" draw:text-style-name="P163" svg:x1="14.462cm" svg:y1="-0.071cm" svg:x2="15.792cm" svg:y2="-0.085cm"><text:p/></draw:line></text:p>
      <text:p text:style-name="P81"/>
      <text:p text:style-name="P79"/>
      <text:p text:style-name="P79"/>
      <text:p text:style-name="P127"><draw:custom-shape text:anchor-type="paragraph" draw:z-index="52" draw:name="Forme11" draw:style-name="gr31" draw:text-style-name="P167" svg:width="0.62cm" svg:height="4.28cm" draw:transform="rotate (-1.5707963267949) translate (4.67959722222222cm 2.6705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7"><draw:custom-shape text:anchor-type="paragraph" draw:z-index="51" draw:name="Forme10" draw:style-name="gr30" draw:text-style-name="P167" svg:width="0.817cm" svg:height="1.486cm" svg:x="1.836cm" svg:y="0.086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text:p>
      <text:p text:style-name="P98"><text:tab/><text:tab/></text:p>
      <text:p text:style-name="P77"><draw:frame draw:style-name="fr7" draw:name="Image18" text:anchor-type="paragraph" svg:x="7.003cm" svg:y="0.356cm" svg:width="11.665cm" svg:height="4.623cm" draw:z-index="48"><draw:image xlink:href="Pictures/10000000000002F00000012A491F5B524AD28538.png" xlink:type="simple" xlink:show="embed" xlink:actuate="onLoad" loext:mime-type="image/png"/></draw:frame><draw:custom-shape text:anchor-type="paragraph" draw:z-index="50" draw:name="Forme7" draw:style-name="gr29" draw:text-style-name="P164" svg:width="3.795cm" svg:height="0.712cm" svg:x="6.616cm" svg:y="0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5" draw:name="Forme13" draw:style-name="gr33" draw:text-style-name="P169" svg:width="2.193cm" svg:height="0.491cm" svg:x="16.411cm" svg:y="0.115cm"><draw:text-box><text:p text:style-name="P168"><text:span text:style-name="T223">Code modifier</text:span></text:p></draw:text-box></draw:frame></text:p>
      <text:p text:style-name="P54"><text:span text:style-name="T46"><text:tab/> <text:s text:c="4"/></text:span><text:span text:style-name="T76">Supprimer le </text:span><text:span text:style-name="T169">else</text:span><text:span text:style-name="T76"> de la </text:span></text:p>
      <text:p text:style-name="P99"><text:tab/> <text:s text:c="4"/>structure conditionnelle</text:p>
      <text:p text:style-name="P77"/>
      <text:p text:style-name="P77"/>
      <text:p text:style-name="P77"/>
      <text:p text:style-name="P77"/>
      <text:p text:style-name="P77"/>
      <text:p text:style-name="P77"/>
      <text:p text:style-name="Horizontal_20_Line"/>
      <text:p text:style-name="P126"><text:span text:style-name="T179">PLACE DE CINEMA </text:span><text:span text:style-name="T180">Suite…</text:span></text:p>
      <text:p text:style-name="P120"/>
      <text:p text:style-name="P2"/>
      <text:p text:style-name="P2">Support vierge <text:s text:c="5"/>: <text:a xlink:type="simple" xlink:href="https://github.com/O-clock-Lunar/S02-E02-support-place-de-cinema-MartyRizey" text:style-name="Internet_20_link" text:visited-style-name="Visited_20_Internet_20_Link"><text:span text:style-name="T43">https://github.com/O-clock-Lunar/S02-E02-support-place-de-cinema-MartyRizey</text:span></text:a></text:p>
      <text:p text:style-name="P4">Support <text:span text:style-name="T202">localhost</text:span> : <text:span text:style-name="T1">/var/www/html/Lunar_3-9-18/Revisions/S02E02_support_PlaceCinema/S02-E02-support-place-de-cinema-MartyRizey </text:span></text:p>
      <text:p text:style-name="P4"><text:span text:style-name="T1"><text:tab/></text:span><text:span text:style-name="T2">└&gt; git branch stepbystep</text:span></text:p>
      <text:p text:style-name="P2">Support Video : </text:p>
      <text:p text:style-name="P2"><text:tab/>└&gt; <text:span text:style-name="T43">d:\win_Linux Partage\A_utiliser_dans_Linux\Lunar\Video_Cours\Saison-2-PHP_bases\S02E02-PHP_usineHTML</text:span></text:p>
      <text:p text:style-name="P52"><text:span text:style-name="T74"><text:tab/><text:tab/></text:span><text:span text:style-name="T176">└&gt; </text:span><text:span text:style-name="T177">Fichier : RED -</text:span><text:span text:style-name="T178">2</text:span><text:span text:style-name="T177">- </text:span><text:span text:style-name="T178">Après midi</text:span><text:span text:style-name="T177"> </text:span><text:span text:style-name="T178">avant pause 15h</text:span><text:span text:style-name="T177">.mp4</text:span></text:p>
      <text:p text:style-name="P121"/>
      <text:p text:style-name="P58"><text:span text:style-name="T144">## Etape 2 →</text:span><text:span text:style-name="T145"> 00:01:08</text:span></text:p>
      <text:p text:style-name="P61">### Objectif</text:p>
      <text:p text:style-name="P65"><text:soft-page-break/><text:tab/>Lister tous les âges (1 à 99) et afficher à côté le tarif correspondant</text:p>
      <text:p text:style-name="P61">### Comment faire ?</text:p>
      <text:p text:style-name="P65"><text:tab/>- écrire une boucle de 1 à 99</text:p>
      <text:p text:style-name="P65"><text:tab/>- pour chaque âge, calculer le tarif</text:p>
      <text:p text:style-name="P65"><text:tab/>- générer le code HTML pour afficher l'âge et le tarif</text:p>
      <text:p text:style-name="P65"/>
      <text:p text:style-name="P100"/>
      <text:p text:style-name="P78">Organiser les fichiers Suite</text:p>
      <text:p text:style-name="P60"><text:span text:style-name="T144">## Etape </text:span><text:span text:style-name="T146">1</text:span><text:span text:style-name="T144"> →</text:span><text:span text:style-name="T145"> </text:span><text:span text:style-name="T146">video 2 → 00:01:</text:span><text:span text:style-name="T147">20</text:span></text:p>
      <text:p text:style-name="P55">### Suite Suite… Comment faire ?</text:p>
      <text:p text:style-name="P55"><text:tab/>- pour ne pas répéter le code source dans nos fichiers, il faut utiliser l'inclusion de fichiers</text:p>
      <text:p text:style-name="P55"/>
      <text:p text:style-name="P82"><text:tab/><text:tab/>On peut voir dans le fichier<text:span text:style-name="T32"> index.php </text:span>et<text:span text:style-name="T32"> tarifs.php</text:span> que l’on répéte du code HTML, notamment la barre de navigation, <text:span text:style-name="T182">le header et <text:tab/>même le &lt;!DOCTYPE&gt;</text:span>. <text:span text:style-name="T181">Actuellement il n’y a que 2 fichiers, donc il est encore simple de changer manuellement les liens sur les 2 fichiers… <text:tab/>Mais dans 6 mois nous aurons peut-être 20 fichiers avec 20 fois la &lt;nav&gt; et il faudra changer les liens autant de fois qu’il y a de fichiers… <text:tab/>Pas très pratique.</text:span></text:p>
      <text:p text:style-name="P82"><draw:frame draw:style-name="fr4" draw:name="Image19" text:anchor-type="paragraph" svg:x="-0.072cm" svg:y="0.28cm" svg:width="11.8cm" svg:height="6.996cm" draw:z-index="57"><draw:image xlink:href="Pictures/10000000000002D7000001AFA81E97D74FB39BEA.png" xlink:type="simple" xlink:show="embed" xlink:actuate="onLoad" loext:mime-type="image/png"/></draw:frame><draw:custom-shape text:anchor-type="paragraph" draw:z-index="59" draw:name="Forme7" draw:style-name="gr35" draw:text-style-name="P164" svg:width="1.83cm" svg:height="0.712cm" svg:x="1.475cm" svg:y="0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1" draw:name="Forme15" draw:style-name="gr36" draw:text-style-name="P170" svg:width="2.435cm" svg:height="0.549cm" svg:x="9.412cm" svg:y="0.162cm"><draw:text-box><text:p text:style-name="P168"><text:span text:style-name="T223">Fichier tarifs.php</text:span></text:p></draw:text-box></draw:frame></text:p>
      <text:p text:style-name="P85"/>
      <text:p text:style-name="P84"><text:tab/></text:p>
      <text:p text:style-name="P84"/>
      <text:p text:style-name="P84"/>
      <text:p text:style-name="P84"/>
      <text:p text:style-name="P85"/>
      <text:p text:style-name="P84"><draw:frame draw:style-name="fr8" draw:name="Image20" text:anchor-type="paragraph" svg:x="6.715cm" svg:y="0.353cm" svg:width="11.901cm" svg:height="6.929cm" draw:z-index="58"><draw:image xlink:href="Pictures/10000000000002DA000001A908CC4D9E76C28A87.png" xlink:type="simple" xlink:show="embed" xlink:actuate="onLoad" loext:mime-type="image/png"/></draw:frame><draw:custom-shape text:anchor-type="paragraph" draw:z-index="60" draw:name="Forme7" draw:style-name="gr35" draw:text-style-name="P164" svg:width="1.83cm" svg:height="0.712cm" svg:x="6.585cm" svg:y="0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2" draw:name="Forme15" draw:style-name="gr36" draw:text-style-name="P170" svg:width="2.435cm" svg:height="0.549cm" svg:x="15.974cm" svg:y="0.081cm"><draw:text-box><text:p text:style-name="P168"><text:span text:style-name="T223">Fichier index.php</text:span></text:p></draw:text-box></draw:frame></text:p>
      <text:p text:style-name="P86"><text:tab/><text:tab/>Dans les 2 fichiers ce code est <text:tab/>identique, o<text:span text:style-name="T182">n va donc faire en sorte <text:tab/>d’optimiser le code, en isolant dans un <text:tab/>fichier à part le code répété.</text:span></text:p>
      <text:p text:style-name="P87"><text:tab/><text:tab/>On va créer dans l’arborescence du <text:tab/>dossier du projet un sous-dossier <text:tab/>«<text:span text:style-name="T4"> templates </text:span>». Mais qu’est-ce <text:span text:style-name="T201">q</text:span>u’un <text:tab/><text:span text:style-name="T4">templates</text:span> ?</text:p>
      <text:p text:style-name="P88"><text:tab/>Un<text:span text:style-name="T4"> template</text:span> un un morceau de fichier qui sera appelé quand on en aura besoin. </text:p>
      <text:p text:style-name="P89"><draw:frame draw:style-name="fr4" draw:name="Image21" text:anchor-type="paragraph" svg:x="0.011cm" svg:y="0.353cm" svg:width="11.726cm" svg:height="5.673cm" draw:z-index="63"><draw:image xlink:href="Pictures/100000000000022A0000010CC7F93F99389BCEE7.png" xlink:type="simple" xlink:show="embed" xlink:actuate="onLoad" loext:mime-type="image/png"/></draw:frame><draw:custom-shape text:anchor-type="paragraph" draw:z-index="65" draw:name="Forme7" draw:style-name="gr35" draw:text-style-name="P164" svg:width="1.83cm" svg:height="0.712cm" svg:x="3.1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9">Dans le dossier<text:span text:style-name="T4"> templates</text:span>, créer un fichier <text:span text:style-name="T4">header.php</text:span>, <text:span text:style-name="T183">et </text:span><text:span text:style-name="T37">copier-coller</text:span><text:span text:style-name="T183"> le code répété des 2 fichiers. Pour le moment nous ne copierons que le contenu entre les balises &lt;header&gt; et les balises elles-même.</text:span></text:p>
      <text:p text:style-name="P140">Maintenant on va pouvoir supprimer dans les 2 fichiers le code contenu dans &lt;header&gt;. <text:span text:style-name="T184">Quand on retourne sur le site mainteannt oupsss mince, plus de barre de navigation, plus de titre …</text:span></text:p>
      <text:p text:style-name="P91"><draw:custom-shape text:anchor-type="paragraph" draw:z-index="64" draw:name="Forme7" draw:style-name="gr37" draw:text-style-name="P164" svg:width="2.177cm" svg:height="0.999cm" svg:x="0.145cm" svg:y="0.5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l va donc falloir trouver un moyen pour lier le fichier de template <text:span text:style-name="T4">header.php</text:span> qui contient le &lt;header&gt; pour afficher le &lt;h1&gt; et la &lt;nav&gt;.</text:p>
      <text:p text:style-name="P91"/>
      <text:p text:style-name="P92"/>
      <text:p text:style-name="P76"/>
      <text:p text:style-name="P76"><text:soft-page-break/>Include et Require <text:span text:style-name="T148"><text:tab/><text:tab/><text:tab/><text:tab/><text:tab/><text:tab/><text:tab/><text:tab/><text:tab/><text:tab/><text:tab/> <text:s text:c="12"/></text:span><text:span text:style-name="T185">00:06:36</text:span></text:p>
      <text:p text:style-name="P143">http://php.net/manual/fr/function.include.php <text:s/>/ <text:s/>http://php.net/manual/fr/function.require.php</text:p>
      <text:p text:style-name="P92"><text:tab/><text:tab/>On va demander à PHP d’<text:span text:style-name="T4">inclure</text:span> ou de <text:span text:style-name="T4">require</text:span> le fichier <text:span text:style-name="T24">header.php</text:span> qui contient le code supprimé des autres fichiers. <text:span text:style-name="T186">Cette <text:tab/>instruction nous permet d’inclure dynamiquement en une ligne instruction le fichier, ainsi le code répété sera stocké dans un seul fichier <text:tab/>que l’on appelera au besoin et le code n’en sera que plus lisible.</text:span></text:p>
      <text:p text:style-name="P92"><draw:frame draw:style-name="fr3" draw:name="Image22" text:anchor-type="paragraph" svg:x="0.205cm" svg:y="0.272cm" svg:width="8.74cm" svg:height="0.529cm" draw:z-index="66"><draw:image xlink:href="Pictures/10000000000001610000001341321C8A44193B64.png" xlink:type="simple" xlink:show="embed" xlink:actuate="onLoad" loext:mime-type="image/png"/></draw:frame><draw:frame text:anchor-type="paragraph" draw:z-index="69" draw:name="Forme17" draw:style-name="gr40" draw:text-style-name="P173" svg:width="9.117cm" svg:height="3.276cm" svg:x="9.246cm" svg:y="0.071cm"><draw:text-box><text:p text:style-name="P172"><text:span text:style-name="T224">Que nous soyons dans</text:span><text:span text:style-name="T225"> index.php</text:span><text:span text:style-name="T224"> ou </text:span><text:span text:style-name="T225">tarifs.php</text:span><text:span text:style-name="T224">, les fichiers sont au même niveau. Le fichier </text:span><text:span text:style-name="T225">header.php </text:span><text:span text:style-name="T224">à</text:span><text:span text:style-name="T226"> inclure</text:span><text:span text:style-name="T224"> et dans le dossier </text:span><text:span text:style-name="T225">templates.O</text:span><text:span text:style-name="T227">n devra faire l’inclusion dans les 2 fichiers ou le code à été supprimé. </text:span></text:p><text:p text:style-name="P172"><text:span text:style-name="T227">Le</text:span><text:span text:style-name="T228"> ..</text:span><text:span text:style-name="T227"> permet de remonter d’un niveau et d’être dans le dossier parent du dossier </text:span><text:span text:style-name="T225">php</text:span><text:span text:style-name="T227">, ensuite nous allons à la racine ’ </text:span><text:span text:style-name="T228">/ </text:span><text:span text:style-name="T229">’</text:span><text:span text:style-name="T227"> du projet la ou sont les autres dossiers. Puis nous redescendons dans le dossier </text:span><text:span text:style-name="T225">templates</text:span><text:span text:style-name="T227"> et au fichier </text:span><text:span text:style-name="T225">header.php</text:span><text:span text:style-name="T227"> .</text:span></text:p></draw:text-box></draw:frame></text:p>
      <text:p text:style-name="P90"><draw:custom-shape text:anchor-type="paragraph" draw:z-index="67" draw:name="Forme16" draw:style-name="gr38" draw:text-style-name="P171" svg:width="0.41cm" svg:height="1.285cm" draw:transform="rotate (1.5707963267949) translate (2.32304166666667cm 0.78845833333333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68" draw:name="Forme16" draw:style-name="gr39" draw:text-style-name="P171" svg:width="0.41cm" svg:height="4.114cm" draw:transform="rotate (1.5707963267949) translate (3.86291666666667cm 0.790222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89"/>
      <text:p text:style-name="P119"><text:tab/><text:tab/> <text:s text:c="10"/><text:span text:style-name="T187">Commande</text:span> <text:s text:c="21"/><text:span text:style-name="T188">Chemin</text:span></text:p>
      <text:p text:style-name="P128"/>
      <text:p text:style-name="P94"><text:tab/>On pourrait aussi faire la même manip pour le &lt;!DOCTYPE&gt; , soit </text:p>
      <text:p text:style-name="P94"><text:tab/>en le séparant du header, soit en incluant le &lt;!DOCTYPE&gt; avec le </text:p>
      <text:p text:style-name="P93"><text:tab/>&lt;header&gt;. </text:p>
      <text:p text:style-name="P95"><text:tab/>Il est plus pratique et plus rapide de modifier un fichier qui <text:span text:style-name="T192">permettra de modifier</text:span> toutes les pages, que de modifier 20 fichiers pour faire un <text:tab/>changement.</text:p>
      <text:p text:style-name="P96"><text:tab/>Différrence entre <text:span text:style-name="T4">include</text:span> et <text:span text:style-name="T4">require</text:span> ? Avec <text:span text:style-name="T26">i</text:span><text:span text:style-name="T24">nclude</text:span> PHP <text:span text:style-name="T193">n’émettra qu’une alerte de type « E_WARNING et le script continura</text:span>, alors <text:tab/>qu’avec <text:span text:style-name="T26">r</text:span><text:span text:style-name="T24">equire</text:span> PHP <text:span text:style-name="T193">produira une erreur fatale de niveau « E_COMPILE_ERROR »</text:span> est s<text:span text:style-name="T193">toppera le script</text:span>.</text:p>
      <text:p text:style-name="P96"/>
      <text:p text:style-name="P83"/>
      <text:p text:style-name="P59"><text:span text:style-name="T144">## Etape 2 →</text:span><text:span text:style-name="T145"> 00:</text:span><text:span text:style-name="T150">20</text:span><text:span text:style-name="T145">:</text:span><text:span text:style-name="T150">40</text:span></text:p>
      <text:p text:style-name="P62">### Objectif</text:p>
      <text:p text:style-name="P66"><text:tab/>Lister tous les âges (1 à 99) et afficher à côté le tarif correspondant</text:p>
      <text:p text:style-name="P62">### Comment faire ?</text:p>
      <text:p text:style-name="P68"><text:tab/>- écrire une boucle de 1 à 99 - générer le code HTML pour afficher l'âge.</text:p>
      <text:p text:style-name="P68"/>
      <text:p text:style-name="P107">Les boucles</text:p>
      <text:p text:style-name="P141">http://php.net/manual/fr/control-structures.for.php</text:p>
      <text:p text:style-name="P101"><draw:frame draw:style-name="fr4" draw:name="Image23" text:anchor-type="paragraph" svg:x="0.399cm" svg:y="1.131cm" svg:width="10.739cm" svg:height="6.221cm" draw:z-index="70"><draw:image xlink:href="Pictures/100000000000023D0000014C024A2CD3B1D79602.png" xlink:type="simple" xlink:show="embed" xlink:actuate="onLoad" loext:mime-type="image/png"/></draw:frame><text:span text:style-name="T142"><text:tab/></text:span><text:span text:style-name="T151">Plaçons nous dans le fichier </text:span><text:span text:style-name="T152">tarifs.php</text:span><text:span text:style-name="T151"> et à la ligne 6</text:span><text:span text:style-name="T155">9</text:span><text:span text:style-name="T151"> nous allons coder quelque lignede HTML pour afficher un tableau, pour lister les <text:tab/>âges de 1à 99 ans, </text:span><text:span text:style-name="T156">et calculer les prix en fonction de l’age.</text:span></text:p>
      <text:p text:style-name="P108"/>
      <text:p text:style-name="P109"/>
      <text:p text:style-name="P109"/>
      <text:p text:style-name="P109"><draw:custom-shape text:anchor-type="paragraph" draw:z-index="71" draw:name="Forme18" draw:style-name="gr41" draw:text-style-name="P164" svg:width="3.977cm" svg:height="4.381cm" svg:x="1.914cm" svg:y="0.402cm"><text:p/><draw:enhanced-geometry svg:viewBox="0 0 21600 21600" draw:type="rectangle" draw:enhanced-path="M 0 0 L 21600 0 21600 21600 0 21600 0 0 Z N"/></draw:custom-shape></text:p>
      <text:p text:style-name="P102"><draw:line text:anchor-type="paragraph" draw:z-index="73" draw:name="Forme19" draw:style-name="gr43" draw:text-style-name="P163" svg:x1="11.377cm" svg:y1="0.161cm" svg:x2="6.101cm" svg:y2="0.533cm"><text:p/></draw:line><text:span text:style-name="T156">Voilà</text:span><text:span text:style-name="T142"> nous avons notre squellette de tableau. </text:span></text:p>
      <text:p text:style-name="P67"/>
      <text:p text:style-name="P103"><draw:line text:anchor-type="paragraph" draw:z-index="74" draw:name="Forme19" draw:style-name="gr44" draw:text-style-name="P163" svg:x1="11.333cm" svg:y1="0.235cm" svg:x2="5.195cm" svg:y2="1.9cm"><text:p/></draw:line><text:span text:style-name="T144">C’</text:span><text:span text:style-name="T142">est cette partie qui devra être répétée 99 fois, </text:span><text:span text:style-name="T157">et contenir les tarifs en fonction des âges.</text:span></text:p>
      <text:p text:style-name="P67"/>
      <text:p text:style-name="P104"><draw:custom-shape text:anchor-type="paragraph" draw:z-index="72" draw:name="Forme18" draw:style-name="gr42" draw:text-style-name="P164" svg:width="2.419cm" svg:height="1.2cm" svg:x="2.427cm" svg:y="-0.004cm"><text:p/><draw:enhanced-geometry svg:viewBox="0 0 21600 21600" draw:type="rectangle" draw:enhanced-path="M 0 0 L 21600 0 21600 21600 0 21600 0 0 Z N"/></draw:custom-shape><text:span text:style-name="T144">L</text:span><text:span text:style-name="T142">a q</text:span><text:span text:style-name="T158">uestion </text:span><text:span text:style-name="T142">est </text:span><text:span text:style-name="T158">c</text:span><text:span text:style-name="T142">omment dire à PHP répéte ça 99 fois ? </text:span><text:span text:style-name="T159">On va utiliser entre une balise ouvrante PHP <text:s text:c="4"/></text:span><text:span text:style-name="T204">&lt;?php </text:span><text:span text:style-name="T159"><text:s/>et une balise fermante </text:span><text:span text:style-name="T160"><text:s/></text:span><text:span text:style-name="T204">?&gt; </text:span><text:span text:style-name="T159"><text:s/>une instruction, la </text:span><text:span text:style-name="T206">boucle </text:span><text:span text:style-name="T207">for</text:span><text:span text:style-name="T159">. </text:span><text:span text:style-name="T161">Qui nous permettra à chaque itération d’incrémenter le &lt;tr&gt; dans &lt;tbody&gt;</text:span></text:p>
      <text:p text:style-name="P112"><draw:frame draw:style-name="fr4" draw:name="Image25" text:anchor-type="paragraph" svg:x="8.959cm" svg:y="0.423cm" svg:width="9.539cm" svg:height="4.734cm" draw:z-index="76"><draw:image xlink:href="Pictures/100000000000018C000000F0E79166AF93187492.png" xlink:type="simple" xlink:show="embed" xlink:actuate="onLoad" loext:mime-type="image/png"/></draw:frame></text:p>
      <text:p text:style-name="P105"><draw:line text:anchor-type="paragraph" draw:z-index="77" draw:name="Forme19" draw:style-name="gr45" draw:text-style-name="P163" svg:x1="11.03cm" svg:y1="0.795cm" svg:x2="6.329cm" svg:y2="0.252cm"><text:p/></draw:line><draw:custom-shape text:anchor-type="paragraph" draw:z-index="78" draw:name="Forme18" draw:style-name="gr46" draw:text-style-name="P165" svg:width="7.494cm" svg:height="1.096cm" svg:x="11.241cm" svg:y="0.116cm"><text:p/><draw:enhanced-geometry svg:viewBox="0 0 21600 21600" draw:type="rectangle" draw:enhanced-path="M 0 0 L 21600 0 21600 21600 0 21600 0 0 Z N"/></draw:custom-shape><text:span text:style-name="T40">V</text:span><text:span text:style-name="T39">ideo à </text:span><text:span text:style-name="T195">0</text:span><text:span text:style-name="T196">0:28:15</text:span><text:span text:style-name="T194"> </text:span><text:span text:style-name="T142">pour l’explication de la boucle.</text:span><text:span text:style-name="T162"> </text:span></text:p>
      <text:p text:style-name="P105"><text:span text:style-name="T142"><text:tab/>Initialisation <text:s text:c="10"/>→ </text:span><text:span text:style-name="T153">$age =1 </text:span></text:p>
      <text:p text:style-name="P105"><draw:line text:anchor-type="paragraph" draw:z-index="80" draw:name="Forme19" draw:style-name="gr48" draw:text-style-name="P163" svg:x1="11.121cm" svg:y1="0.101cm" svg:x2="8.717cm" svg:y2="1.734cm"><text:p/></draw:line><draw:custom-shape text:anchor-type="paragraph" draw:z-index="82" draw:name="Forme20" draw:style-name="gr49" draw:text-style-name="P167" svg:width="0.197cm" svg:height="1.315cm" svg:x="14.175cm" svg:y="0.4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53"><text:tab/></text:span><text:span text:style-name="T142">nombre d’itéra</text:span><text:span text:style-name="T163">t</text:span><text:span text:style-name="T142">ion → </text:span><text:span text:style-name="T154">$age</text:span><text:span text:style-name="T164"> </text:span><text:span text:style-name="T153">&lt;= 99</text:span></text:p>
      <text:p text:style-name="P105"><draw:frame text:anchor-type="paragraph" draw:z-index="83" draw:name="Forme21" draw:style-name="gr50" draw:text-style-name="P175" svg:width="1.135cm" svg:height="0.581cm" svg:x="14.706cm" svg:y="0.256cm"><draw:text-box><text:p text:style-name="P174"><text:span text:style-name="T230">HTML</text:span></text:p></draw:text-box></draw:frame><text:span text:style-name="T153"><text:tab/></text:span><text:span text:style-name="T142">Icrémentation <text:s text:c="7"/>→</text:span><text:span text:style-name="T153"> $age++ </text:span><text:span text:style-name="T142">ou</text:span><text:span text:style-name="T153"> $age = $age + 1</text:span></text:p>
      <text:p text:style-name="P113"/>
      <text:p text:style-name="P125"><draw:custom-shape text:anchor-type="paragraph" draw:z-index="79" draw:name="Forme18" draw:style-name="gr47" draw:text-style-name="P165" svg:width="1.832cm" svg:height="0.809cm" svg:x="11.255cm" svg:y="0.261cm"><text:p/><draw:enhanced-geometry svg:viewBox="0 0 21600 21600" draw:type="rectangle" draw:enhanced-path="M 0 0 L 21600 0 21600 21600 0 21600 0 0 Z N"/></draw:custom-shape><draw:line text:anchor-type="paragraph" draw:z-index="81" draw:name="Forme19" draw:style-name="gr48" draw:text-style-name="P163" svg:x1="10.999cm" svg:y1="0.622cm" svg:x2="8.717cm" svg:y2="0.215cm"><text:p/></draw:line>Attention pensez à bien fermer et ouvrir les balise PHP, car sinon les balises HTML, ne serons pas prises en compte.</text:p>
      <text:p text:style-name="P106"><text:span text:style-name="T161">O</text:span><text:span text:style-name="T142">n va dire à notre </text:span><text:span text:style-name="T209">boucle for</text:span><text:span text:style-name="T142">, que ( </text:span><text:span text:style-name="T153">$age = 1, </text:span><text:span text:style-name="T38">tant que</text:span><text:span text:style-name="T153"> $age est inférieur ou égal à 99 ; on augmente $age de 1</text:span><text:span text:style-name="T142"> ). </text:span><text:span text:style-name="T165">Cela exécutera le code entre les accolades, donc les balises &lt;tr&gt; et &lt;td&gt; ser</text:span><text:span text:style-name="T166">ont</text:span><text:span text:style-name="T165"> répété</text:span><text:span text:style-name="T166">es</text:span><text:span text:style-name="T165"> 99 fois en incrémentant de 1 à chaque itération du code, ce qui donnera une boucle. </text:span></text:p>
      <text:p text:style-name="P144"><text:soft-page-break/><text:span text:style-name="T108">A</text:span><text:span text:style-name="T109">stuce</text:span><text:span text:style-name="T107"> pour affichage de la boucle </text:span><text:span text:style-name="T112">for en </text:span><text:span text:style-name="T107">PHP avec du HTML </text:span><text:span text:style-name="T75"><text:s/><text:tab/><text:tab/><text:tab/><text:tab/><text:tab/><text:tab/> <text:s text:c="13"/></text:span><text:span text:style-name="T65">V</text:span><text:span text:style-name="T66">ideo à </text:span><text:span text:style-name="T41">00:41:10</text:span><text:span text:style-name="T22"> </text:span></text:p>
      <text:p text:style-name="P70"><text:span text:style-name="T107"><text:tab/></text:span><text:span text:style-name="T110">Pour une meilleur lisibilité du code, surtout pour les intégrateurs qui peuvent avoir du mal à lire du code PHP, on peut simplifier la syntaxe <text:tab/>de notre </text:span><text:span text:style-name="T208">boucle for</text:span><text:span text:style-name="T110"> quand on utilise aussi à l’intérieur du HTML.</text:span></text:p>
      <text:p text:style-name="P70"><text:span text:style-name="T110"><text:tab/></text:span><text:span text:style-name="T111">On appel cela la </text:span><text:span text:style-name="T50">syntaxe alternative</text:span><text:span text:style-name="T111"> → </text:span><text:span text:style-name="T173">http://php.net/manual/fr/control-structures.alternative-syntax.php</text:span></text:p>
      <text:p text:style-name="P114"><draw:frame draw:style-name="fr4" draw:name="Image26" text:anchor-type="paragraph" svg:x="0.494cm" svg:y="0.258cm" svg:width="7.133cm" svg:height="2.858cm" draw:z-index="84"><draw:image xlink:href="Pictures/100000000000014A00000083CDE95E9CECD70CDA.png" xlink:type="simple" xlink:show="embed" xlink:actuate="onLoad" loext:mime-type="image/png"/></draw:frame></text:p>
      <text:p text:style-name="P71"><text:span text:style-name="T110">O</text:span><text:span text:style-name="T45">n va venir </text:span><text:span text:style-name="T115">remplacer</text:span><text:span text:style-name="T45"> l’</text:span><text:span text:style-name="T113">accolades</text:span><text:span text:style-name="T45"> ouvrant</text:span><text:span text:style-name="T113">e</text:span><text:span text:style-name="T45"> et fermant</text:span><text:span text:style-name="T113">e</text:span><text:span text:style-name="T45"> de la synatxe classique, par ’ </text:span><text:span text:style-name="T47">:</text:span><text:span text:style-name="T45"> ‘ et par ‘ </text:span><text:span text:style-name="T47">endfor; </text:span><text:span text:style-name="T45">’ </text:span><text:span text:style-name="T113">ce qui sera plus compréhensible à lire pour une personne qui ne fais pas de développement </text:span><text:span text:style-name="T114">et qui s’occupe uniquement de la partie intégration</text:span><text:span text:style-name="T113">.</text:span></text:p>
      <text:p text:style-name="P72"><draw:custom-shape text:anchor-type="paragraph" draw:z-index="86" draw:name="Forme22" draw:style-name="gr51" draw:text-style-name="P176" svg:width="0.803cm" svg:height="1.467cm" svg:x="0.088cm" svg:y="0.069cm"><text:p/><draw:enhanced-geometry svg:viewBox="0 0 21600 21600" draw:mirror-horizontal="true" draw:text-areas="0 0 21600 21600" draw:type="circular-arrow" draw:modifiers="-95.2498463442675 86.5612298225925 7869.9321408544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113">I</text:span><text:span text:style-name="T45">ci le code HTML sera placé entre l’instruction </text:span><text:span text:style-name="T47">for</text:span><text:span text:style-name="T45"> et </text:span><text:span text:style-name="T47">endfor</text:span><text:span text:style-name="T45"> et sera quand même lu à l’intérieur de la boucle.</text:span></text:p>
      <text:p text:style-name="P67"/>
      <text:p text:style-name="P110"><draw:frame draw:style-name="fr4" draw:name="Image24" text:anchor-type="paragraph" svg:x="0.534cm" svg:y="-0.099cm" svg:width="3.367cm" svg:height="4.413cm" draw:z-index="75"><draw:image xlink:href="Pictures/10000000000001150000016B1E9D17CDF88357D5.png" xlink:type="simple" xlink:show="embed" xlink:actuate="onLoad" loext:mime-type="image/png"/></draw:frame><draw:line text:anchor-type="paragraph" draw:z-index="90" draw:name="Forme23" draw:style-name="gr54" draw:text-style-name="P163" svg:x1="4.15cm" svg:y1="0.226cm" svg:x2="1.868cm" svg:y2="2.009cm"><text:p/></draw:line>Voilà le rendu de notre boucle.</text:p>
      <text:p text:style-name="P110"><draw:frame draw:style-name="fr9" draw:name="Image27" text:anchor-type="paragraph" svg:x="14.736cm" svg:y="-0.046cm" svg:width="3.752cm" svg:height="4.821cm" draw:z-index="85"><draw:image xlink:href="Pictures/100000000000011900000169FD71609698763211.png" xlink:type="simple" xlink:show="embed" xlink:actuate="onLoad" loext:mime-type="image/png"/></draw:frame></text:p>
      <text:p text:style-name="P111"><draw:custom-shape text:anchor-type="paragraph" draw:z-index="88" draw:name="Forme22" draw:style-name="gr52" draw:text-style-name="P176" svg:width="0.803cm" svg:height="2.668cm" svg:x="5.773cm" svg:y="0.06cm"><text:p/><draw:enhanced-geometry svg:viewBox="0 0 21600 21600" draw:mirror-horizontal="true" draw:text-areas="0 0 21600 21600" draw:type="circular-arrow" draw:modifiers="-95.2498463442675 86.5612298225925 7869.9321408544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91" draw:name="Forme24" draw:style-name="gr55" draw:text-style-name="P167" svg:width="0.362cm" svg:height="3.236cm" svg:x="13.222cm" svg:y="1.14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text:tab/>Pour afficher l’age c’est à dire un chiffre, nous utiliserons la <text:tab/><text:tab/>syntaxe raccourci de l’instruction ‘echo’ de PHP, pour afficher <text:tab/><text:tab/>la valeur de <text:span text:style-name="T4">$age</text:span> qui va de 1 à 99.</text:p>
      <text:p text:style-name="P67"><draw:frame draw:style-name="fr3" draw:name="Image28" text:anchor-type="paragraph" svg:x="6.276cm" svg:y="0.014cm" svg:width="6.816cm" svg:height="2.794cm" draw:z-index="87"><draw:image xlink:href="Pictures/1000000000000142000000847755D4F46D1E0CAB.png" xlink:type="simple" xlink:show="embed" xlink:actuate="onLoad" loext:mime-type="image/png"/></draw:frame></text:p>
      <text:p text:style-name="P67"/>
      <text:p text:style-name="P67"><draw:custom-shape text:anchor-type="paragraph" draw:z-index="89" draw:name="Forme18" draw:style-name="gr53" draw:text-style-name="P165" svg:width="1.68cm" svg:height="0.391cm" svg:x="7.643cm" svg:y="0.034cm"><text:p/><draw:enhanced-geometry svg:viewBox="0 0 21600 21600" draw:type="rectangle" draw:enhanced-path="M 0 0 L 21600 0 21600 21600 0 21600 0 0 Z N"/></draw:custom-shape><draw:line text:anchor-type="paragraph" draw:z-index="93" draw:name="Forme23" draw:style-name="gr57" draw:text-style-name="P163" svg:x1="13.404cm" svg:y1="0.497cm" svg:x2="14.736cm" svg:y2="-0.062cm"><text:p/></draw:line></text:p>
      <text:p text:style-name="P67"/>
      <text:p text:style-name="P73"><draw:custom-shape text:anchor-type="paragraph" draw:z-index="92" draw:name="Forme25" draw:style-name="gr56" draw:text-style-name="P167" svg:width="0.047cm" svg:height="0.003cm" svg:x="14.175cm" svg:y="0.31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73"/>
      <text:p text:style-name="P73"/>
      <text:p text:style-name="P73"/>
      <text:p text:style-name="P75">## Etape 2 Suite → 00:51:49</text:p>
      <text:p text:style-name="P67"><text:tab/>- pour chaque âge, calculer le tarif</text:p>
      <text:p text:style-name="P69"><text:tab/>- générer le code HTML pour afficher <text:span text:style-name="T210">l</text:span>e tarif</text:p>
      <text:p text:style-name="P69"/>
      <text:p text:style-name="P145"><text:span text:style-name="T58">Séparation du traitement de l’affichage et include </text:span><text:span text:style-name="T45"><text:tab/><text:tab/><text:tab/><text:tab/><text:tab/><text:tab/><text:tab/><text:tab/> <text:s text:c="12"/></text:span><text:span text:style-name="T44">00:52:44</text:span></text:p>
      <text:p text:style-name="P69"><text:tab/><text:span text:style-name="T116">Créer un nouveau dossier dans l’arborescence du projet </text:span><text:span text:style-name="T117">à la racine, au même niveau que les autres dossiers déjà présents. </text:span></text:p>
      <text:p text:style-name="P147"><text:span text:style-name="T77"><text:tab/><text:tab/>→ Nommer ce nouveau dossier :</text:span><text:span text:style-name="T211"> </text:span><text:span text:style-name="T212">inc</text:span></text:p>
      <text:p text:style-name="P129"><text:span text:style-name="T83"><text:tab/></text:span><text:span text:style-name="T77">Puis dans ce dossier</text:span><text:span text:style-name="T83"> inc</text:span><text:span text:style-name="T77">, créer un fichier. </text:span></text:p>
      <text:p text:style-name="P50"><text:span text:style-name="T77"><text:tab/><text:tab/>→ Nommer ce fichier : </text:span><text:span text:style-name="T189">calcul_montant.php</text:span></text:p>
      <text:p text:style-name="P115"><draw:frame draw:style-name="fr4" draw:name="Image29" text:anchor-type="paragraph" svg:x="4.12cm" svg:y="0.122cm" svg:width="14.284cm" svg:height="8.294cm" draw:z-index="94"><draw:image xlink:href="Pictures/100000000000039B0000021893C475AEA4A3E492.png" xlink:type="simple" xlink:show="embed" xlink:actuate="onLoad" loext:mime-type="image/png"/></draw:frame><draw:custom-shape text:anchor-type="paragraph" draw:z-index="95" draw:name="Forme7" draw:style-name="gr58" draw:text-style-name="P164" svg:width="2.511cm" svg:height="0.712cm" svg:x="8.777cm" svg:y="-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130"><draw:custom-shape text:anchor-type="paragraph" draw:z-index="96" draw:name="Forme18" draw:style-name="gr59" draw:text-style-name="P165" svg:width="2.994cm" svg:height="0.579cm" svg:x="4.242cm" svg:y="2.013cm"><text:p/><draw:enhanced-geometry svg:viewBox="0 0 21600 21600" draw:type="rectangle" draw:enhanced-path="M 0 0 L 21600 0 21600 21600 0 21600 0 0 Z N"/></draw:custom-shape><text:span text:style-name="T93">Dans ce fichier nous allons </text:span><text:span text:style-name="T105">copier-coller</text:span><text:span text:style-name="T93"> toute la partie PHP du fichier </text:span><text:span text:style-name="T88">tarifs.php</text:span><text:span text:style-name="T93">, </text:span><text:span text:style-name="T94">c’est à dire toute la partie de traitement de la donnée.</text:span></text:p>
      <text:p text:style-name="P130"><text:span text:style-name="T95">Le fichier </text:span><text:span text:style-name="T191">calcul_montant.php</text:span><text:span text:style-name="T95"> ne s’occupe que du traitement de l’age reçu dans la variable </text:span><text:span text:style-name="T84">$age</text:span><text:span text:style-name="T95">, du fichier </text:span><text:span text:style-name="T106">tarifs.php</text:span><text:span text:style-name="T94"> .</text:span></text:p>
      <text:p text:style-name="P131"><text:span text:style-name="T95">Ligne 19 et 25 nous avons renommé la variable </text:span><text:span text:style-name="T106">$ageCapitaine</text:span><text:span text:style-name="T95"> en </text:span><text:span text:style-name="T84">$age</text:span><text:span text:style-name="T95">, car maintenant c’est l’age de façon généraliste qui définira <text:s/>le tarif à associer à une personne. </text:span></text:p>
      <text:p text:style-name="P116"/>
      <text:p text:style-name="P116"/>
      <text:p text:style-name="P116"/>
      <text:p text:style-name="P131"><text:span text:style-name="T96">On</text:span><text:span text:style-name="T94"> séparera maintenant la partie affichage et la partie traitement de façon à </text:span><text:span text:style-name="T93">organiser notre code, pour le rendre plus lisible et pour simplifier la lecture.</text:span></text:p>
      <text:p text:style-name="P148"><draw:frame draw:style-name="fr4" draw:name="Image30" text:anchor-type="paragraph" svg:x="0.042cm" svg:y="0.021cm" svg:width="11.518cm" svg:height="4.378cm" draw:z-index="97"><draw:image xlink:href="Pictures/100000000000029F000000FF51E496CA839ED864.png" xlink:type="simple" xlink:show="embed" xlink:actuate="onLoad" loext:mime-type="image/png"/></draw:frame><text:soft-page-break/><text:span text:style-name="T93">D</text:span><text:span text:style-name="T97">ans le fichier </text:span><text:span text:style-name="T89">tarifs.php</text:span></text:p>
      <text:p text:style-name="P146"><draw:custom-shape text:anchor-type="paragraph" draw:z-index="98" draw:name="Forme22" draw:style-name="gr60" draw:text-style-name="P177" svg:width="0.809cm" svg:height="0.911cm" svg:x="1.169cm" svg:y="0.536cm"><text:p/><draw:enhanced-geometry svg:viewBox="0 0 21600 21600" draw:mirror-horizontal="true" draw:text-areas="0 0 21600 21600" draw:type="circular-arrow" draw:modifiers="-106.49747120081 91.9709393250129 8263.71234453584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101">Ligne 43</text:span><text:span text:style-name="T92"> : je stocke la valeur 68 dans la variable </text:span><text:span text:style-name="T104">$ageCapitaine</text:span><text:span text:style-name="T92">.</text:span></text:p>
      <text:p text:style-name="P146"><text:span text:style-name="T101">Ligne 46</text:span><text:span text:style-name="T92"> : je prends la valeur stockée dans ma variable ligne 43 et je la réassigne à la variable </text:span><text:span text:style-name="T82">$age</text:span><text:span text:style-name="T92">.</text:span></text:p>
      <text:p text:style-name="P149"><draw:line text:anchor-type="paragraph" draw:z-index="100" draw:name="Forme26" draw:style-name="gr61" draw:text-style-name="P163" svg:x1="12.104cm" svg:y1="2.45cm" svg:x2="10.243cm" svg:y2="1.12cm"><text:p/></draw:line><text:span text:style-name="T92">Pour pouvoir appliquer la condition qui détermine le montant en fonction de l’age. Je dois inclure ou require le fichier </text:span><text:span text:style-name="T190">calcul_montant.php</text:span><text:span text:style-name="T92"> dans </text:span><text:span text:style-name="T87">tarifs.php</text:span><text:span text:style-name="T92">.</text:span></text:p>
      <text:p text:style-name="P117"><draw:frame draw:style-name="fr10" draw:name="Image31" text:anchor-type="paragraph" svg:x="11.721cm" svg:y="0.268cm" svg:width="4.212cm" svg:height="2.053cm" draw:z-index="99"><draw:image xlink:href="Pictures/10000000000000C70000006148BDD80CBB0F45DA.png" xlink:type="simple" xlink:show="embed" xlink:actuate="onLoad" loext:mime-type="image/png"/></draw:frame><draw:custom-shape text:anchor-type="paragraph" draw:z-index="101" draw:name="Forme18" draw:style-name="gr62" draw:text-style-name="P165" svg:width="2.707cm" svg:height="0.454cm" svg:x="12.104cm" svg:y="0.661cm"><text:p/><draw:enhanced-geometry svg:viewBox="0 0 21600 21600" draw:type="rectangle" draw:enhanced-path="M 0 0 L 21600 0 21600 21600 0 21600 0 0 Z N"/></draw:custom-shape><draw:custom-shape text:anchor-type="paragraph" draw:z-index="102" draw:name="Forme22" draw:style-name="gr63" draw:text-style-name="P177" svg:width="0.874cm" svg:height="1.756cm" svg:x="13.861cm" svg:y="0.404cm"><text:p/><draw:enhanced-geometry svg:viewBox="0 0 21600 21600" draw:mirror-horizontal="false" draw:text-areas="0 0 21600 21600" draw:type="circular-arrow" draw:modifiers="-14.3777547815685 91.9709393250129 8263.71234453584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104" draw:name="Forme27" draw:style-name="gr64" draw:text-style-name="P178" svg:width="2.525cm" svg:height="0.518cm" svg:x="15.023cm" svg:y="1.332cm"><draw:text-box><text:p text:style-name="P174"><text:span text:style-name="T231">include / require</text:span></text:p></draw:text-box></draw:frame></text:p>
      <text:p text:style-name="P117"><draw:frame draw:style-name="fr4" draw:name="Image32" text:anchor-type="paragraph" svg:x="0.065cm" svg:y="0.157cm" svg:width="3.967cm" svg:height="5.431cm" draw:z-index="103"><draw:image xlink:href="Pictures/10000000000001170000017ED2DB453BD9287B40.png" xlink:type="simple" xlink:show="embed" xlink:actuate="onLoad" loext:mime-type="image/png"/></draw:frame></text:p>
      <text:p text:style-name="P117"><draw:custom-shape text:anchor-type="paragraph" draw:z-index="110" draw:name="Forme7" draw:style-name="gr68" draw:text-style-name="P164" svg:width="0.454cm" svg:height="0.549cm" svg:x="2.699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2"><text:span text:style-name="T93">S</text:span><text:span text:style-name="T98">i on affiche la page web </text:span><text:span text:style-name="T90">tarifs.php</text:span><text:span text:style-name="T98">, on voit que le </text:span></text:p>
      <text:p text:style-name="P132"><draw:line text:anchor-type="paragraph" draw:z-index="111" draw:name="Forme26" draw:style-name="gr69" draw:text-style-name="P163" svg:x1="4.12cm" svg:y1="1.638cm" svg:x2="3.152cm" svg:y2="-0.085cm"><text:p/></draw:line><text:span text:style-name="T98">tarif est identique quelque soi l’age ? </text:span><text:span text:style-name="T99">En effet ici teste</text:span></text:p>
      <text:p text:style-name="P133"><draw:custom-shape text:anchor-type="paragraph" draw:z-index="109" draw:name="Forme20" draw:style-name="gr67" draw:text-style-name="P167" svg:width="0.378cm" svg:height="3.656cm" svg:x="1.914cm" svg:y="-0.09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92">la valeur stockée dans </text:span><text:span text:style-name="T82">$age</text:span><text:span text:style-name="T92"> est fixe puisque que cela correspond à 68. Donc dans le fichier </text:span><text:span text:style-name="T213">calcul_montant.php</text:span><text:span text:style-name="T104">,</text:span><text:span text:style-name="T92"> le </text:span><text:span text:style-name="T100">tarif</text:span><text:span text:style-name="T92"> renvoyé par rapport à 68 dans la variable </text:span><text:span text:style-name="T82">$montant</text:span><text:span text:style-name="T92"> sera toujours le même.</text:span></text:p>
      <text:p text:style-name="P134"><draw:frame draw:style-name="fr4" draw:name="Image34" text:anchor-type="paragraph" svg:x="0.152cm" svg:y="12.585cm" svg:width="4.03cm" svg:height="6.087cm" draw:z-index="106"><draw:image xlink:href="Pictures/1000000000000118000001A737A94926975D1F5E.png" xlink:type="simple" xlink:show="embed" xlink:actuate="onLoad" loext:mime-type="image/png"/></draw:frame><draw:frame draw:style-name="fr4" draw:name="Image33" text:anchor-type="paragraph" svg:x="4.71cm" svg:y="1.877cm" svg:width="13.813cm" svg:height="14.032cm" draw:z-index="105"><draw:image xlink:href="Pictures/100000000000027700000281D6D3638F5930DBF4.png" xlink:type="simple" xlink:show="embed" xlink:actuate="onLoad" loext:mime-type="image/png"/></draw:frame><draw:custom-shape text:anchor-type="paragraph" draw:z-index="107" draw:name="Forme18" draw:style-name="gr65" draw:text-style-name="P165" svg:width="4.234cm" svg:height="0.454cm" svg:x="7.976cm" svg:y="7.297cm"><text:p/><draw:enhanced-geometry svg:viewBox="0 0 21600 21600" draw:type="rectangle" draw:enhanced-path="M 0 0 L 21600 0 21600 21600 0 21600 0 0 Z N"/></draw:custom-shape><draw:custom-shape text:anchor-type="paragraph" draw:z-index="108" draw:name="Forme18" draw:style-name="gr66" draw:text-style-name="P165" svg:width="3.569cm" svg:height="0.265cm" svg:x="5.648cm" svg:y="14.631cm"><text:p/><draw:enhanced-geometry svg:viewBox="0 0 21600 21600" draw:type="rectangle" draw:enhanced-path="M 0 0 L 21600 0 21600 21600 0 21600 0 0 Z N"/></draw:custom-shape><draw:frame text:anchor-type="paragraph" draw:z-index="116" draw:name="Forme28" draw:style-name="gr73" draw:text-style-name="P180" svg:width="4.853cm" svg:height="2.484cm" svg:x="-0.34cm" svg:y="9.059cm"><draw:text-box><text:p text:style-name="P179"><text:span text:style-name="T232">Il faut donc inclure aussi dans la boucle le fichier </text:span><text:span text:style-name="T233">calcul_montant.php</text:span><text:span text:style-name="T232"> pour que le tarif soit calculé en fonction de <text:s/>la valeur rentrée de l’age du Capitaine ou du nombre d’itération de la boucle.</text:span></text:p></draw:text-box></draw:frame><draw:line text:anchor-type="paragraph" draw:z-index="112" draw:name="Forme26" draw:style-name="gr70" draw:text-style-name="P163" svg:x1="4.258cm" svg:y1="0.122cm" svg:x2="2.443cm" svg:y2="0.704cm"><text:p/></draw:line><draw:custom-shape text:anchor-type="paragraph" draw:z-index="114" draw:name="Forme20" draw:style-name="gr72" draw:text-style-name="P167" svg:width="0.378cm" svg:height="4.287cm" svg:x="1.99cm" svg:y="14.38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18" draw:name="Forme15" draw:style-name="gr36" draw:text-style-name="P170" svg:width="2.435cm" svg:height="0.549cm" svg:x="16.087cm" svg:y="1.614cm"><draw:text-box><text:p text:style-name="P168"><text:span text:style-name="T223">Fichier tarifs.php</text:span></text:p></draw:text-box></draw:frame><text:span text:style-name="T92">Que se soit pour l’age du Capitaine ou pour afficher le tarif en fonction de l’age dans la </text:span><text:span text:style-name="T82">boucle for</text:span><text:span text:style-name="T92">. </text:span></text:p>
      <text:p text:style-name="P118"/>
      <text:p text:style-name="P118"><draw:line text:anchor-type="paragraph" draw:z-index="119" draw:name="Forme29" draw:style-name="gr75" draw:text-style-name="P163" svg:x1="4.307cm" svg:y1="0.318cm" svg:x2="18.423cm" svg:y2="0.293cm"><text:p/></draw:line><draw:line text:anchor-type="paragraph" draw:z-index="120" draw:name="Forme29" draw:style-name="gr75" draw:text-style-name="P181" svg:x1="4.348cm" svg:y1="0.293cm" svg:x2="4.348cm" svg:y2="2.12cm"><text:p/></draw:line></text:p>
      <text:p text:style-name="P118"/>
      <text:p text:style-name="P118"/>
      <text:p text:style-name="P118"/>
      <text:p text:style-name="P118"><draw:line text:anchor-type="paragraph" draw:z-index="121" draw:name="Forme29" draw:style-name="gr75" draw:text-style-name="P163" svg:x1="4.348cm" svg:y1="0.049cm" svg:x2="0.069cm" svg:y2="0.049cm"><text:p/></draw:lin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draw:custom-shape text:anchor-type="paragraph" draw:z-index="113" draw:name="Forme18" draw:style-name="gr71" draw:text-style-name="P165" svg:width="10.207cm" svg:height="3.617cm" svg:x="5.073cm" svg:y="4.623cm"><text:p/><draw:enhanced-geometry svg:viewBox="0 0 21600 21600" draw:type="rectangle" draw:enhanced-path="M 0 0 L 21600 0 21600 21600 0 21600 0 0 Z N"/></draw:custom-shape><draw:line text:anchor-type="paragraph" draw:z-index="117" draw:name="Forme26" draw:style-name="gr74" draw:text-style-name="P163" svg:x1="4.302cm" svg:y1="3.614cm" svg:x2="5.3cm" svg:y2="5.424cm"><text:p/></draw:line><draw:line text:anchor-type="paragraph" draw:z-index="115" draw:name="Forme26" draw:style-name="gr69" draw:text-style-name="P163" svg:x1="4.454cm" svg:y1="0.157cm" svg:x2="3.078cm" svg:y2="5.824cm"><text:p/></draw:line><draw:line text:anchor-type="paragraph" draw:z-index="124" draw:name="Forme26" draw:style-name="gr78" draw:text-style-name="P163" svg:x1="7.976cm" svg:y1="0.157cm" svg:x2="4.454cm" svg:y2="0.157cm"><text:p/></draw:lin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draw:frame text:anchor-type="paragraph" draw:z-index="122" draw:name="Forme28" draw:style-name="gr76" draw:text-style-name="P183" svg:width="10.178cm" svg:height="0.999cm" svg:x="8.28cm" svg:y="3.459cm"><draw:text-box><text:p text:style-name="P182"><text:span text:style-name="T232">Le fait de faire le </text:span><text:span text:style-name="T234">require</text:span><text:span text:style-name="T232"> ou un </text:span><text:span text:style-name="T234">include</text:span><text:span text:style-name="T232"> du fichier, </text:span><text:span text:style-name="T233">calcul_montant.php</text:span><text:span text:style-name="T232"> me donne accès à la variable </text:span><text:span text:style-name="T234">$montant</text:span><text:span text:style-name="T232"> contenu dans </text:span><text:span text:style-name="T233">calcul_montant.php</text:span><text:span text:style-name="T232">.</text:span></text:p></draw:text-box></draw:frame><draw:frame text:anchor-type="paragraph" draw:z-index="123" draw:name="Forme28" draw:style-name="gr77" draw:text-style-name="P184" svg:width="10.177cm" svg:height="1.625cm" svg:x="6.812cm" svg:y="4.824cm"><draw:text-box><text:p text:style-name="P179"><text:span text:style-name="T234">$montant</text:span><text:span text:style-name="T232"> sera recalculé ici à chaque itération de la boucle. A chaque tour de boucle et en fonction du numéro de passage contenu dans </text:span><text:span text:style-name="T234">$age</text:span><text:span text:style-name="T232">, on testera dans la condition du fichier </text:span><text:span text:style-name="T233">calcul_montant.php</text:span><text:span text:style-name="T232">, à quel tarif correspond le numéro d’itération de la boucle.</text:span></text:p></draw:text-box></draw:frame><draw:line text:anchor-type="paragraph" draw:z-index="125" draw:name="Forme26" draw:style-name="gr79" draw:text-style-name="P163" svg:x1="7.728cm" svg:y1="4.824cm" svg:x2="7.728cm" svg:y2="3.032cm"><text:p/></draw:line><draw:line text:anchor-type="paragraph" draw:z-index="126" draw:name="Forme26" draw:style-name="gr79" draw:text-style-name="P163" svg:x1="7.727cm" svg:y1="4.824cm" svg:x2="2.589cm" svg:y2="4.427cm"><text:p/></draw:line></text:p>
      <text:p text:style-name="P118"/>
      <text:p text:style-name="P118"/>
      <text:p text:style-name="P118"/>
      <text:p text:style-name="P136"><text:soft-page-break/><text:span text:style-name="T143"><text:s/></text:span><text:span text:style-name="T149">Déroulé du cours : page tarifs.php SUITE</text:span></text:p>
      <text:p text:style-name="P142"><text:tab/>-Améliorer et optimiser le code de la structure conditionnelle dans tarifs.php<text:tab/></text:p>
      <text:p text:style-name="P137">Video RED -2- Après midi avant pause 15h.mp4</text:p>
      <text:p text:style-name="P137">Oragniser les fichiers Suite</text:p>
      <text:p text:style-name="P137"><text:s text:c="2"/><text:tab/>Ne pas répeter de code</text:p>
      <text:p text:style-name="P137"><text:s text:c="6"/>- création d'un template, header.php dans le dossier "templates" </text:p>
      <text:p text:style-name="P137"><text:s text:c="6"/>- Include ou Require de fichier</text:p>
      <text:p text:style-name="P137"><text:s text:c="5"/>Une boucle for pour lister les ages de 1 à 99</text:p>
      <text:p text:style-name="P137"><text:s text:c="5"/>- Syntaxe alternative pour écrire une boucle</text:p>
      <text:p text:style-name="P137"><text:s text:c="5"/>- Syntaxe raccourci pour faire un echo en php</text:p>
      <text:p text:style-name="P137"><text:s text:c="5"/>Pour chaque age, calculer le tarif et l'afficher<text:tab/></text:p>
      <text:p text:style-name="P142"><text:s text:c="5"/>- Séparation du traitement de l'affichage et include ou require</text:p>
      <text:p text:style-name="P135"><text:span text:style-name="T143">A</text:span><text:span text:style-name="T142">jout de CSS pour le tableau des tarifs</text:span></text:p>
      <text:p text:style-name="Horizontal_20_Line"/>
      <text:p text:style-name="P138"/>
      <text:p text:style-name="P64">## Etape 3 → 01:11:11</text:p>
      <text:p text:style-name="P63">### Objectif</text:p>
      <text:p text:style-name="P74"><text:tab/>Afficher la liste des films en salle</text:p>
      <text:p text:style-name="P63">### Comment faire ?</text:p>
      <text:p text:style-name="P74">- créer un fichier pour la page `En salle`</text:p>
      <text:p text:style-name="P161">- modifier la navigation pour faire le lien vers la page `En salle`</text:p>
      <text:p text:style-name="P162"><draw:line text:anchor-type="paragraph" draw:z-index="128" draw:name="Forme30" draw:style-name="gr80" draw:text-style-name="P163" svg:x1="7.146cm" svg:y1="0.467cm" svg:x2="11.819cm" svg:y2="0.499cm"><text:p/></draw:line><draw:line text:anchor-type="paragraph" draw:z-index="133" draw:name="Forme34" draw:style-name="gr84" draw:text-style-name="P163" svg:x1="7.202cm" svg:y1="0.467cm" svg:x2="2.699cm" svg:y2="5.801cm"><text:p/></draw:line><text:tab/>Dans l’arborescence du projet et dans le dossier ‘php’ créer un nouveau fichier ‘<text:span text:style-name="T24">salles.php</text:span>’. <text:span text:style-name="T214">Copier-coller le contenu de index.php à <text:tab/>l’intèrieur de</text:span><text:span text:style-name="T27"> salle</text:span><text:span text:style-name="T28">s</text:span><text:span text:style-name="T27">.php</text:span></text:p>
      <text:p text:style-name="P74"/>
      <text:p text:style-name="P118"><draw:frame draw:style-name="fr4" draw:name="Image36" text:anchor-type="paragraph" svg:x="11.361cm" svg:y="9.135cm" svg:width="6.84cm" svg:height="3.773cm" draw:z-index="134"><draw:image xlink:href="Pictures/100000000000029B00000170CAA83169A3C79498.png" xlink:type="simple" xlink:show="embed" xlink:actuate="onLoad" loext:mime-type="image/png"/></draw:frame><draw:custom-shape text:anchor-type="paragraph" draw:z-index="129" draw:name="Forme31" draw:style-name="gr81" draw:text-style-name="P165" svg:width="1.578cm" svg:height="0.578cm" svg:x="1.295cm" svg:y="4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name="Forme31" draw:style-name="gr81" draw:text-style-name="P165" svg:width="1.578cm" svg:height="0.578cm" svg:x="9.618cm" svg:y="0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name="Forme31" draw:style-name="gr82" draw:text-style-name="P165" svg:width="1.578cm" svg:height="0.578cm" svg:x="6.362cm" svg:y="0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name="Forme32" draw:style-name="gr83" draw:text-style-name="P167" svg:width="0.195cm" svg:height="3.324cm" draw:transform="rotate (1.5709708597201) translate (7.08025cm 0.312208333333333cm)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147" draw:name="Forme33" draw:style-name="gr93" draw:text-style-name="P164" svg:width="3.811cm" svg:height="1.225cm" svg:x="1.295cm" svg:y="3.836cm"><text:p/><draw:enhanced-geometry svg:viewBox="0 0 21600 21600" draw:type="rectangle" draw:enhanced-path="M 0 0 L 21600 0 21600 21600 0 21600 0 0 Z N"/></draw:custom-shape></text:p>
      <text:p text:style-name="P158"><draw:frame draw:style-name="fr4" draw:name="Image35" text:anchor-type="paragraph" svg:x="1.166cm" svg:y="0.014cm" svg:width="15.436cm" svg:height="8.027cm" draw:z-index="127"><draw:image xlink:href="Pictures/10000000000003C9000001F85EFE83A52172310F.png" xlink:type="simple" xlink:show="embed" xlink:actuate="onLoad" loext:mime-type="image/png"/></draw:frame><draw:line text:anchor-type="paragraph" draw:z-index="136" draw:name="Forme30" draw:style-name="gr86" draw:text-style-name="P163" svg:x1="6.343cm" svg:y1="0.633cm" svg:x2="12.511cm" svg:y2="0.633cm"><text:p/></draw:line><draw:line text:anchor-type="paragraph" draw:z-index="148" draw:name="Forme30" draw:style-name="gr94" draw:text-style-name="P163" svg:x1="12.511cm" svg:y1="0.633cm" svg:x2="12.968cm" svg:y2="1.109cm"><text:p/></draw:line><text:tab/>Aller sur le site via votre <text:span text:style-name="T174">localhost</text:span> et cliquer sur le lien dans la barre de navigation <text:tab/>ou menu sur <text:span text:style-name="T4">En salle…</text:span><text:span text:style-name="T215"> Rien ne se passe…</text:span></text:p>
      <text:p text:style-name="P159"><draw:custom-shape text:anchor-type="paragraph" draw:z-index="135" draw:name="Forme31" draw:style-name="gr85" draw:text-style-name="P165" svg:width="1.578cm" svg:height="0.578cm" svg:x="12.968cm" svg:y="0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9" draw:name="Forme30" draw:style-name="gr88" draw:text-style-name="P163" svg:x1="10.093cm" svg:y1="0.448cm" svg:x2="8.384cm" svg:y2="2.972cm"><text:p/></draw:line><text:tab/>Il faut indiquer le lien <text:span text:style-name="T216">vers le fichier </text:span>comme pour ‘<text:span text:style-name="T32">Accueil</text:span>’ et ‘<text:span text:style-name="T32">Tarifs</text:span>’, <text:span text:style-name="T216">que l’on a <text:tab/>isolé <text:tab/>dans le dossier ‘</text:span><text:span text:style-name="T15">templates</text:span><text:span text:style-name="T216">’ et dans le fichier </text:span><text:span text:style-name="T29">header.php</text:span><text:span text:style-name="T216">, ligne 6.</text:span></text:p>
      <text:p text:style-name="P159"><draw:frame draw:style-name="fr3" draw:name="Image37" text:anchor-type="paragraph" svg:x="0.96cm" svg:y="0.196cm" svg:width="6.648cm" svg:height="3.193cm" draw:z-index="137"><draw:image xlink:href="Pictures/1000000000000194000000C2D7CBD82EA628109C.png" xlink:type="simple" xlink:show="embed" xlink:actuate="onLoad" loext:mime-type="image/png"/></draw:frame><draw:frame text:anchor-type="paragraph" draw:z-index="142" draw:name="Forme35" draw:style-name="gr89" draw:text-style-name="P186" svg:width="0.652cm" svg:height="0.625cm" svg:x="6.955cm" svg:y="0.196cm"><draw:text-box><text:p text:style-name="P185"><text:span text:style-name="T235"><text:s/></text:span><text:span text:style-name="T235">1 </text:span></text:p></draw:text-box></draw:frame></text:p>
      <text:p text:style-name="P74"/>
      <text:p text:style-name="P74"/>
      <text:p text:style-name="P74"><draw:line text:anchor-type="paragraph" draw:z-index="138" draw:name="Forme30" draw:style-name="gr87" draw:text-style-name="P163" svg:x1="6.77cm" svg:y1="0.37cm" svg:x2="7.992cm" svg:y2="0.37cm"><text:p/></draw:line><draw:line text:anchor-type="paragraph" draw:z-index="141" draw:name="Forme30" draw:style-name="gr87" draw:text-style-name="P163" svg:x1="10.576cm" svg:y1="1.338cm" svg:x2="7.992cm" svg:y2="0.37cm"><text:p/></draw:line></text:p>
      <text:p text:style-name="P74"><draw:frame text:anchor-type="paragraph" draw:z-index="143" draw:name="Forme35" draw:style-name="gr90" draw:text-style-name="P186" svg:width="0.652cm" svg:height="0.625cm" svg:x="9.322cm" svg:y="0.115cm"><draw:text-box><text:p text:style-name="P185"><text:span text:style-name="T235"><text:s/></text:span><text:span text:style-name="T235">2 </text:span></text:p></draw:text-box></draw:frame></text:p>
      <text:p text:style-name="P74"><draw:frame draw:style-name="fr3" draw:name="Image38" text:anchor-type="paragraph" svg:x="8.913cm" svg:y="0.233cm" svg:width="8.192cm" svg:height="0.466cm" draw:z-index="140"><draw:image xlink:href="Pictures/10000000000001830000001651FB00A6FB9E2590.png" xlink:type="simple" xlink:show="embed" xlink:actuate="onLoad" loext:mime-type="image/png"/></draw:frame><draw:custom-shape text:anchor-type="paragraph" draw:z-index="144" draw:name="Forme31" draw:style-name="gr91" draw:text-style-name="P165" svg:width="1.876cm" svg:height="0.726cm" svg:x="12.633cm" svg:y="0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4"/>
      <text:p text:style-name="P74"><text:soft-page-break/><text:tab/><text:span text:style-name="T118">Vous pouvez observer dans votre barre d’adresse l’URL changer en fonction de la page ou vous êtes, </text:span><text:span text:style-name="T119">en fonction de l’item du menu sur le <text:tab/>quel vous cliquez.</text:span></text:p>
      <text:p text:style-name="P74"><draw:frame draw:style-name="fr3" draw:name="Image39" text:anchor-type="paragraph" svg:x="0.522cm" svg:y="0.272cm" svg:width="17.687cm" svg:height="0.908cm" draw:z-index="145"><draw:image xlink:href="Pictures/10000000000004F000000041A255C1583CD7A382.png" xlink:type="simple" xlink:show="embed" xlink:actuate="onLoad" loext:mime-type="image/png"/></draw:frame><draw:custom-shape text:anchor-type="paragraph" draw:z-index="146" draw:name="Forme31" draw:style-name="gr92" draw:text-style-name="P165" svg:width="1.671cm" svg:height="0.65cm" svg:x="12.815cm" svg:y="0.6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4"><text:tab/></text:p>
      <text:p text:style-name="P156">## Etape 3 <text:span text:style-name="T217">suite </text:span>→ 01:1<text:span text:style-name="T217">6</text:span>:<text:span text:style-name="T217">15</text:span></text:p>
      <text:p text:style-name="P153">### Objectif</text:p>
      <text:p text:style-name="P151"><text:tab/>Afficher la liste des films en salle</text:p>
      <text:p text:style-name="P153">### Comment faire ?</text:p>
      <text:p text:style-name="P74"><text:tab/>- créer un tableau (array) PHP contenant la liste de 5 films actuellement en salle (=&gt; tableau de 5 titres de film)</text:p>
      <text:p text:style-name="P160"><draw:frame draw:style-name="fr4" draw:name="Image40" text:anchor-type="paragraph" svg:x="9.984cm" svg:y="0.226cm" svg:width="8.426cm" svg:height="6.793cm" draw:z-index="149"><draw:image xlink:href="Pictures/100000000000019600000148CBA3DC777FFC4F88.png" xlink:type="simple" xlink:show="embed" xlink:actuate="onLoad" loext:mime-type="image/png"/></draw:frame><text:span text:style-name="T197"><text:tab/> <text:s text:c="3"/></text:span><text:span text:style-name="T198">└&gt; les tableaux → </text:span><text:a xlink:type="simple" xlink:href="http://php.net/manual/fr/function.array.php" text:style-name="Internet_20_link" text:visited-style-name="Visited_20_Internet_20_Link"><text:span text:style-name="T175">http://php.net/manual/fr/function.array.php</text:span></text:a></text:p>
      <text:p text:style-name="P160"><text:span text:style-name="T175"/></text:p>
      <text:p text:style-name="P160"><draw:custom-shape text:anchor-type="paragraph" draw:z-index="151" draw:name="Forme37" draw:style-name="gr96" draw:text-style-name="P164" svg:width="2.165cm" svg:height="2.345cm" svg:x="10.656cm" svg:y="0.642cm"><text:p/><draw:enhanced-geometry svg:viewBox="0 0 21600 21600" draw:type="rectangle" draw:enhanced-path="M 0 0 L 21600 0 21600 21600 0 21600 0 0 Z N"/></draw:custom-shape><draw:custom-shape text:anchor-type="paragraph" draw:z-index="153" draw:name="Forme31" draw:style-name="gr98" draw:text-style-name="P187" svg:width="1.265cm" svg:height="0.65cm" svg:x="10.571cm" svg:y="0.4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75"><text:tab/></text:span><text:span text:style-name="T78">Explication et syntaxe sur les tableaux ou array </text:span><text:span text:style-name="T79">dans le fichier <text:tab/></text:span><text:span text:style-name="T91">salles.php</text:span><text:span text:style-name="T79">.</text:span></text:p>
      <text:p text:style-name="P160"><text:span text:style-name="T78"/></text:p>
      <text:p text:style-name="P160"><draw:line text:anchor-type="paragraph" draw:z-index="150" draw:name="Forme30" draw:style-name="gr95" draw:text-style-name="P163" svg:x1="7.946cm" svg:y1="0.609cm" svg:x2="10.463cm" svg:y2="2.316cm"><text:p/></draw:line><draw:line text:anchor-type="paragraph" draw:z-index="154" draw:name="Forme30" draw:style-name="gr99" draw:text-style-name="P163" svg:x1="8.206cm" svg:y1="0.679cm" svg:x2="10.421cm" svg:y2="0.51cm"><text:p/></draw:line><text:span text:style-name="T78"><text:tab/></text:span><text:span text:style-name="T80">Nous avons donc une </text:span><text:span text:style-name="T85">variable </text:span><text:span text:style-name="T218">$movies</text:span><text:span text:style-name="T85"> </text:span><text:span text:style-name="T80">dans laquelle nous avons <text:tab/>stocké une liste de films sous forme de tableau ou array.</text:span></text:p>
      <text:p text:style-name="P160"><text:span text:style-name="T78"/></text:p>
      <text:p text:style-name="P160"><text:span text:style-name="T197"><text:tab/></text:span><text:span text:style-name="T199">Video 01:</text:span><text:span text:style-name="T200">29</text:span><text:span text:style-name="T199">:</text:span><text:span text:style-name="T200">25</text:span><text:span text:style-name="T78"> </text:span><text:span text:style-name="T102">Affichage du contenu d’</text:span><text:span text:style-name="T103">une</text:span><text:span text:style-name="T102"> variable</text:span><text:span text:style-name="T81"> </text:span><text:span text:style-name="T86">var_dump()</text:span><text:span text:style-name="T81">.</text:span></text:p>
      <text:p text:style-name="P74"><draw:line text:anchor-type="paragraph" draw:z-index="157" draw:name="Forme30" draw:style-name="gr101" draw:text-style-name="P181" svg:x1="0.176cm" svg:y1="0.406cm" svg:x2="0.176cm" svg:y2="2.726cm"><text:p/></draw:line><draw:custom-shape text:anchor-type="paragraph" draw:z-index="152" draw:name="Forme37" draw:style-name="gr97" draw:text-style-name="P164" svg:width="2.56cm" svg:height="2.336cm" svg:x="10.67cm" svg:y="0.215cm"><text:p/><draw:enhanced-geometry svg:viewBox="0 0 21600 21600" draw:type="rectangle" draw:enhanced-path="M 0 0 L 21600 0 21600 21600 0 21600 0 0 Z N"/></draw:custom-shape><text:tab/><text:span text:style-name="T120">Pour savoir ce que contient notre variable nous allons faire un <text:tab/></text:span><text:span text:style-name="T53">var_dump(</text:span><text:span text:style-name="T205">$movies</text:span><text:span text:style-name="T53">)</text:span><text:span text:style-name="T120">. </text:span><text:span text:style-name="T121">Cette fonction PHP, permet de débuger son <text:tab/>code et de voir si nos variables renvoient bien ce que l’on attend.</text:span></text:p>
      <text:p text:style-name="P74"><text:span text:style-name="T121"/></text:p>
      <text:p text:style-name="P74"><draw:frame draw:style-name="fr4" draw:name="Image41" text:anchor-type="paragraph" svg:x="0.473cm" svg:y="0.06cm" svg:width="4.995cm" svg:height="2.032cm" draw:z-index="155"><draw:image xlink:href="Pictures/10000000000000EB00000074D456E4144A4CBC46.png" xlink:type="simple" xlink:show="embed" xlink:actuate="onLoad" loext:mime-type="image/png"/></draw:frame><draw:custom-shape text:anchor-type="paragraph" draw:z-index="156" draw:name="Forme37" draw:style-name="gr100" draw:text-style-name="P164" svg:width="2.904cm" svg:height="1.026cm" svg:x="2.427cm" svg:y="0.266cm"><text:p/><draw:enhanced-geometry svg:viewBox="0 0 21600 21600" draw:type="rectangle" draw:enhanced-path="M 0 0 L 21600 0 21600 21600 0 21600 0 0 Z N"/></draw:custom-shape><text:span text:style-name="T121"/></text:p>
      <text:p text:style-name="P74"><draw:frame draw:style-name="fr4" draw:name="Image42" text:anchor-type="paragraph" svg:x="6.442cm" svg:y="0.376cm" svg:width="2.769cm" svg:height="3.288cm" draw:z-index="159"><draw:image xlink:href="Pictures/10000000000000AD000000E6887A10E312585C7F.png" xlink:type="simple" xlink:show="embed" xlink:actuate="onLoad" loext:mime-type="image/png"/></draw:frame><draw:line text:anchor-type="paragraph" draw:z-index="158" draw:name="Forme30" draw:style-name="gr102" draw:text-style-name="P181" svg:x1="0.176cm" svg:y1="0.395cm" svg:x2="2.275cm" svg:y2="0.395cm"><text:p/></draw:line></text:p>
      <text:p text:style-name="P74"><draw:line text:anchor-type="paragraph" draw:z-index="160" draw:name="Forme30" draw:style-name="gr102" draw:text-style-name="P181" svg:x1="5.33cm" svg:y1="0.152cm" svg:x2="6.357cm" svg:y2="0.152cm"><text:p/></draw:line><text:span text:style-name="T122">Cela nous affichera directement dans le fichier </text:span><text:span text:style-name="T51">salles.php</text:span><text:span text:style-name="T122">, </text:span><text:span text:style-name="T123">ce que contient </text:span><text:span text:style-name="T52">$movies</text:span><text:span text:style-name="T123"> de façon formaté via les instructions ‘</text:span><text:span text:style-name="T64">echo</text:span><text:span text:style-name="T123">’.</text:span><text:tab/></text:p>
      <text:p text:style-name="P74"><text:span text:style-name="T123">Un tableau de (5 indexes) de 0 à 4, contenant chacun une chaîne de caractères (contennant </text:span><text:span text:style-name="T124">6</text:span><text:span text:style-name="T123"> caractères à chaque fois) </text:span><text:span text:style-name="T125">qui à pour valeur « film 1 » « film 2 » « film 3 » ...</text:span><text:tab/></text:p>
      <text:p text:style-name="P74"><text:tab/></text:p>
      <text:p text:style-name="P74"/>
      <text:p text:style-name="P74"/>
      <text:p text:style-name="P155"><text:span text:style-name="T219">## Etape 3 </text:span><text:span text:style-name="T220">suite </text:span><text:span text:style-name="T219">→ 01:</text:span><text:span text:style-name="T221">35</text:span><text:span text:style-name="T219">:</text:span><text:span text:style-name="T221">1</text:span><text:span text:style-name="T222">1</text:span></text:p>
      <text:p text:style-name="P154">### Objectif</text:p>
      <text:p text:style-name="P152"><text:tab/>Afficher la liste des films en salle</text:p>
      <text:p text:style-name="P154">### Comment faire ?</text:p>
      <text:p text:style-name="P74"><text:tab/>- parcourir ce tableau avec la boucle `for` afin d'afficher ces 5 titres de films dans la page (HTML)</text:p>
      <text:p text:style-name="P118"/>
      <text:p text:style-name="P118"/>
    </office:text>
  </office:body>
</office:document-content>
</file>